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6764in" svg:y="0.3114in">
            <draw:object draw:notify-on-update-of-ranges="Sheet1.A1:Sheet1.A1 Sheet1.A2:Sheet1.A503 Sheet1.B1:Sheet1.B1 Sheet1.B2:Sheet1.B503 Sheet1.A1:Sheet1.A1 Sheet1.A2:Sheet1.A503 Sheet1.C1:Sheet1.C1 Sheet1.C2:Sheet1.C5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_k</text:p>
          </table:table-cell>
          <table:table-cell office:value-type="string" calcext:value-type="string">
            <text:p><text:s/>y_k (h = 0.01)</text:p>
          </table:table-cell>
          <table:table-cell office:value-type="string" calcext:value-type="string">
            <text:p><text:s/>y_real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868982" calcext:value-type="float">
            <text:p>0.868982</text:p>
          </table:table-cell>
          <table:table-cell office:value-type="float" office:value="1.01787" calcext:value-type="float">
            <text:p>1.0178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09588" calcext:value-type="float">
            <text:p>1.09588</text:p>
          </table:table-cell>
          <table:table-cell office:value-type="float" office:value="1.03764" calcext:value-type="float">
            <text:p>1.0376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0627" calcext:value-type="float">
            <text:p>1.0627</text:p>
          </table:table-cell>
          <table:table-cell office:value-type="float" office:value="1.05717" calcext:value-type="float">
            <text:p>1.0571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06632" calcext:value-type="float">
            <text:p>1.06632</text:p>
          </table:table-cell>
          <table:table-cell office:value-type="float" office:value="1.0765" calcext:value-type="float">
            <text:p>1.076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094" calcext:value-type="float">
            <text:p>1.094</text:p>
          </table:table-cell>
          <table:table-cell office:value-type="float" office:value="1.09564" calcext:value-type="float">
            <text:p>1.0956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.11562" calcext:value-type="float">
            <text:p>1.11562</text:p>
          </table:table-cell>
          <table:table-cell office:value-type="float" office:value="1.11459" calcext:value-type="float">
            <text:p>1.11459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.13353" calcext:value-type="float">
            <text:p>1.13353</text:p>
          </table:table-cell>
          <table:table-cell office:value-type="float" office:value="1.13335" calcext:value-type="float">
            <text:p>1.1333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.15179" calcext:value-type="float">
            <text:p>1.15179</text:p>
          </table:table-cell>
          <table:table-cell office:value-type="float" office:value="1.15192" calcext:value-type="float">
            <text:p>1.1519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.17028" calcext:value-type="float">
            <text:p>1.17028</text:p>
          </table:table-cell>
          <table:table-cell office:value-type="float" office:value="1.17031" calcext:value-type="float">
            <text:p>1.1703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18853" calcext:value-type="float">
            <text:p>1.18853</text:p>
          </table:table-cell>
          <table:table-cell office:value-type="float" office:value="1.18852" calcext:value-type="float">
            <text:p>1.18852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table:number-columns-repeated="2" office:value-type="float" office:value="1.20654" calcext:value-type="float">
            <text:p>1.2065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2438" calcext:value-type="float">
            <text:p>1.22438</text:p>
          </table:table-cell>
          <table:table-cell office:value-type="float" office:value="1.22439" calcext:value-type="float">
            <text:p>1.22439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table:number-columns-repeated="2" office:value-type="float" office:value="1.24205" calcext:value-type="float">
            <text:p>1.2420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table:number-columns-repeated="2" office:value-type="float" office:value="1.25954" calcext:value-type="float">
            <text:p>1.2595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1.27686" calcext:value-type="float">
            <text:p>1.2768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table:number-columns-repeated="2" office:value-type="float" office:value="1.29401" calcext:value-type="float">
            <text:p>1.29401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table:number-columns-repeated="2" office:value-type="float" office:value="1.31098" calcext:value-type="float">
            <text:p>1.31098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2" office:value-type="float" office:value="1.32779" calcext:value-type="float">
            <text:p>1.32779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table:number-columns-repeated="2" office:value-type="float" office:value="1.34443" calcext:value-type="float">
            <text:p>1.3444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1.3609" calcext:value-type="float">
            <text:p>1.3609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table:number-columns-repeated="2" office:value-type="float" office:value="1.37721" calcext:value-type="float">
            <text:p>1.37721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table:number-columns-repeated="2" office:value-type="float" office:value="1.39336" calcext:value-type="float">
            <text:p>1.39336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table:number-columns-repeated="2" office:value-type="float" office:value="1.40934" calcext:value-type="float">
            <text:p>1.4093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 office:value-type="float" office:value="1.42517" calcext:value-type="float">
            <text:p>1.4251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.44084" calcext:value-type="float">
            <text:p>1.4408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1.45635" calcext:value-type="float">
            <text:p>1.4563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2" office:value-type="float" office:value="1.47171" calcext:value-type="float">
            <text:p>1.4717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1.48692" calcext:value-type="float">
            <text:p>1.4869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.50197" calcext:value-type="float">
            <text:p>1.50197</text:p>
          </table:table-cell>
          <table:table-cell office:value-type="float" office:value="1.50198" calcext:value-type="float">
            <text:p>1.5019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1.51688" calcext:value-type="float">
            <text:p>1.51688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 office:value-type="float" office:value="1.53164" calcext:value-type="float">
            <text:p>1.5316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1.54625" calcext:value-type="float">
            <text:p>1.5462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1.56071" calcext:value-type="float">
            <text:p>1.5607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.57503" calcext:value-type="float">
            <text:p>1.57503</text:p>
          </table:table-cell>
          <table:table-cell office:value-type="float" office:value="1.57504" calcext:value-type="float">
            <text:p>1.5750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1.58921" calcext:value-type="float">
            <text:p>1.5892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1.60325" calcext:value-type="float">
            <text:p>1.60325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table:number-columns-repeated="2" office:value-type="float" office:value="1.61715" calcext:value-type="float">
            <text:p>1.6171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2" office:value-type="float" office:value="1.63091" calcext:value-type="float">
            <text:p>1.6309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table:number-columns-repeated="2" office:value-type="float" office:value="1.64453" calcext:value-type="float">
            <text:p>1.6445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1.65802" calcext:value-type="float">
            <text:p>1.65802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table:number-columns-repeated="2" office:value-type="float" office:value="1.67137" calcext:value-type="float">
            <text:p>1.6713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table:number-columns-repeated="2" office:value-type="float" office:value="1.68459" calcext:value-type="float">
            <text:p>1.68459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table:number-columns-repeated="2" office:value-type="float" office:value="1.69768" calcext:value-type="float">
            <text:p>1.69768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table:number-columns-repeated="2" office:value-type="float" office:value="1.71064" calcext:value-type="float">
            <text:p>1.7106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2" office:value-type="float" office:value="1.72347" calcext:value-type="float">
            <text:p>1.72347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table:number-columns-repeated="2" office:value-type="float" office:value="1.73617" calcext:value-type="float">
            <text:p>1.73617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.74874" calcext:value-type="float">
            <text:p>1.74874</text:p>
          </table:table-cell>
          <table:table-cell office:value-type="float" office:value="1.74875" calcext:value-type="float">
            <text:p>1.74875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.76119" calcext:value-type="float">
            <text:p>1.76119</text:p>
          </table:table-cell>
          <table:table-cell office:value-type="float" office:value="1.7612" calcext:value-type="float">
            <text:p>1.7612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table:number-columns-repeated="2" office:value-type="float" office:value="1.77352" calcext:value-type="float">
            <text:p>1.7735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78572" calcext:value-type="float">
            <text:p>1.78572</text:p>
          </table:table-cell>
          <table:table-cell office:value-type="float" office:value="1.78573" calcext:value-type="float">
            <text:p>1.7857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table:number-columns-repeated="2" office:value-type="float" office:value="1.79781" calcext:value-type="float">
            <text:p>1.79781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table:number-columns-repeated="2" office:value-type="float" office:value="1.80977" calcext:value-type="float">
            <text:p>1.8097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table:number-columns-repeated="2" office:value-type="float" office:value="1.82161" calcext:value-type="float">
            <text:p>1.8216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table:number-columns-repeated="2" office:value-type="float" office:value="1.83334" calcext:value-type="float">
            <text:p>1.8333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2" office:value-type="float" office:value="1.84495" calcext:value-type="float">
            <text:p>1.8449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table:number-columns-repeated="2" office:value-type="float" office:value="1.85644" calcext:value-type="float">
            <text:p>1.8564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table:number-columns-repeated="2" office:value-type="float" office:value="1.86782" calcext:value-type="float">
            <text:p>1.8678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table:number-columns-repeated="2" office:value-type="float" office:value="1.87908" calcext:value-type="float">
            <text:p>1.87908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table:number-columns-repeated="2" office:value-type="float" office:value="1.89024" calcext:value-type="float">
            <text:p>1.8902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1.90128" calcext:value-type="float">
            <text:p>1.90128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table:number-columns-repeated="2" office:value-type="float" office:value="1.91221" calcext:value-type="float">
            <text:p>1.9122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.92303" calcext:value-type="float">
            <text:p>1.92303</text:p>
          </table:table-cell>
          <table:table-cell office:value-type="float" office:value="1.92304" calcext:value-type="float">
            <text:p>1.9230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table:number-columns-repeated="2" office:value-type="float" office:value="1.93375" calcext:value-type="float">
            <text:p>1.9337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table:number-columns-repeated="2" office:value-type="float" office:value="1.94436" calcext:value-type="float">
            <text:p>1.9443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2" office:value-type="float" office:value="1.95486" calcext:value-type="float">
            <text:p>1.95486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table:number-columns-repeated="2" office:value-type="float" office:value="1.96526" calcext:value-type="float">
            <text:p>1.96526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table:number-columns-repeated="2" office:value-type="float" office:value="1.97556" calcext:value-type="float">
            <text:p>1.97556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table:number-columns-repeated="2" office:value-type="float" office:value="1.98575" calcext:value-type="float">
            <text:p>1.9857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table:number-columns-repeated="2" office:value-type="float" office:value="1.99584" calcext:value-type="float">
            <text:p>1.9958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2.00584" calcext:value-type="float">
            <text:p>2.00584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table:number-columns-repeated="2" office:value-type="float" office:value="2.01573" calcext:value-type="float">
            <text:p>2.0157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2" office:value-type="float" office:value="2.02552" calcext:value-type="float">
            <text:p>2.02552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table:number-columns-repeated="2" office:value-type="float" office:value="2.03522" calcext:value-type="float">
            <text:p>2.03522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table:number-columns-repeated="2" office:value-type="float" office:value="2.04482" calcext:value-type="float">
            <text:p>2.0448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" office:value-type="float" office:value="2.05432" calcext:value-type="float">
            <text:p>2.05432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table:number-columns-repeated="2" office:value-type="float" office:value="2.06373" calcext:value-type="float">
            <text:p>2.0637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table:number-columns-repeated="2" office:value-type="float" office:value="2.07305" calcext:value-type="float">
            <text:p>2.0730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table:number-columns-repeated="2" office:value-type="float" office:value="2.08227" calcext:value-type="float">
            <text:p>2.08227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table:number-columns-repeated="2" office:value-type="float" office:value="2.0914" calcext:value-type="float">
            <text:p>2.091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2.10044" calcext:value-type="float">
            <text:p>2.1004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table:number-columns-repeated="2" office:value-type="float" office:value="2.10939" calcext:value-type="float">
            <text:p>2.10939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.11825" calcext:value-type="float">
            <text:p>2.11825</text:p>
          </table:table-cell>
          <table:table-cell office:value-type="float" office:value="2.11826" calcext:value-type="float">
            <text:p>2.11826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table:number-columns-repeated="2" office:value-type="float" office:value="2.12703" calcext:value-type="float">
            <text:p>2.1270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.13571" calcext:value-type="float">
            <text:p>2.13571</text:p>
          </table:table-cell>
          <table:table-cell office:value-type="float" office:value="2.13572" calcext:value-type="float">
            <text:p>2.1357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.14431" calcext:value-type="float">
            <text:p>2.14431</text:p>
          </table:table-cell>
          <table:table-cell office:value-type="float" office:value="2.14432" calcext:value-type="float">
            <text:p>2.1443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table:number-columns-repeated="2" office:value-type="float" office:value="2.15283" calcext:value-type="float">
            <text:p>2.1528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table:number-columns-repeated="2" office:value-type="float" office:value="2.16126" calcext:value-type="float">
            <text:p>2.16126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table:number-columns-repeated="2" office:value-type="float" office:value="2.1696" calcext:value-type="float">
            <text:p>2.1696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table:number-columns-repeated="2" office:value-type="float" office:value="2.17787" calcext:value-type="float">
            <text:p>2.1778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2.18605" calcext:value-type="float">
            <text:p>2.18605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table:number-columns-repeated="2" office:value-type="float" office:value="2.19415" calcext:value-type="float">
            <text:p>2.19415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table:number-columns-repeated="2" office:value-type="float" office:value="2.20216" calcext:value-type="float">
            <text:p>2.2021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table:number-columns-repeated="2" office:value-type="float" office:value="2.2101" calcext:value-type="float">
            <text:p>2.2101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table:number-columns-repeated="2" office:value-type="float" office:value="2.21796" calcext:value-type="float">
            <text:p>2.2179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2" office:value-type="float" office:value="2.22574" calcext:value-type="float">
            <text:p>2.2257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table:number-columns-repeated="2" office:value-type="float" office:value="2.23345" calcext:value-type="float">
            <text:p>2.23345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2.24107" calcext:value-type="float">
            <text:p>2.24107</text:p>
          </table:table-cell>
          <table:table-cell office:value-type="float" office:value="2.24108" calcext:value-type="float">
            <text:p>2.2410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table:number-columns-repeated="2" office:value-type="float" office:value="2.24863" calcext:value-type="float">
            <text:p>2.2486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2" office:value-type="float" office:value="2.2561" calcext:value-type="float">
            <text:p>2.2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635" calcext:value-type="float">
            <text:p>2.2635</text:p>
          </table:table-cell>
          <table:table-cell office:value-type="float" office:value="2.26351" calcext:value-type="float">
            <text:p>2.26351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table:number-columns-repeated="2" office:value-type="float" office:value="2.27083" calcext:value-type="float">
            <text:p>2.27083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table:number-columns-repeated="2" office:value-type="float" office:value="2.27809" calcext:value-type="float">
            <text:p>2.27809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table:number-columns-repeated="2" office:value-type="float" office:value="2.28527" calcext:value-type="float">
            <text:p>2.28527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table:number-columns-repeated="2" office:value-type="float" office:value="2.29238" calcext:value-type="float">
            <text:p>2.29238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table:number-columns-repeated="2" office:value-type="float" office:value="2.29942" calcext:value-type="float">
            <text:p>2.29942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2.30639" calcext:value-type="float">
            <text:p>2.30639</text:p>
          </table:table-cell>
          <table:table-cell office:value-type="float" office:value="2.3064" calcext:value-type="float">
            <text:p>2.3064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table:number-columns-repeated="2" office:value-type="float" office:value="2.3133" calcext:value-type="float">
            <text:p>2.3133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number-columns-repeated="2" office:value-type="float" office:value="2.32013" calcext:value-type="float">
            <text:p>2.32013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table:number-columns-repeated="2" office:value-type="float" office:value="2.32689" calcext:value-type="float">
            <text:p>2.3268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2.33359" calcext:value-type="float">
            <text:p>2.33359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table:number-columns-repeated="2" office:value-type="float" office:value="2.34022" calcext:value-type="float">
            <text:p>2.34022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table:number-columns-repeated="2" office:value-type="float" office:value="2.34679" calcext:value-type="float">
            <text:p>2.34679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table:number-columns-repeated="2" office:value-type="float" office:value="2.35329" calcext:value-type="float">
            <text:p>2.35329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table:number-columns-repeated="2" office:value-type="float" office:value="2.35972" calcext:value-type="float">
            <text:p>2.3597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table:number-columns-repeated="2" office:value-type="float" office:value="2.36609" calcext:value-type="float">
            <text:p>2.36609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table:number-columns-repeated="2" office:value-type="float" office:value="2.3724" calcext:value-type="float">
            <text:p>2.3724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2.37864" calcext:value-type="float">
            <text:p>2.37864</text:p>
          </table:table-cell>
          <table:table-cell office:value-type="float" office:value="2.37865" calcext:value-type="float">
            <text:p>2.37865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table:number-columns-repeated="2" office:value-type="float" office:value="2.38483" calcext:value-type="float">
            <text:p>2.38483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table:number-columns-repeated="2" office:value-type="float" office:value="2.39095" calcext:value-type="float">
            <text:p>2.3909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2" office:value-type="float" office:value="2.39701" calcext:value-type="float">
            <text:p>2.39701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table:number-columns-repeated="2" office:value-type="float" office:value="2.40301" calcext:value-type="float">
            <text:p>2.40301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table:number-columns-repeated="2" office:value-type="float" office:value="2.40895" calcext:value-type="float">
            <text:p>2.40895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table:number-columns-repeated="2" office:value-type="float" office:value="2.41483" calcext:value-type="float">
            <text:p>2.41483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table:number-columns-repeated="2" office:value-type="float" office:value="2.42065" calcext:value-type="float">
            <text:p>2.4206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table:number-columns-repeated="2" office:value-type="float" office:value="2.42642" calcext:value-type="float">
            <text:p>2.42642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table:number-columns-repeated="2" office:value-type="float" office:value="2.43212" calcext:value-type="float">
            <text:p>2.4321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.43777" calcext:value-type="float">
            <text:p>2.43777</text:p>
          </table:table-cell>
          <table:table-cell office:value-type="float" office:value="2.43778" calcext:value-type="float">
            <text:p>2.43778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table:number-columns-repeated="2" office:value-type="float" office:value="2.44337" calcext:value-type="float">
            <text:p>2.44337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table:number-columns-repeated="2" office:value-type="float" office:value="2.44891" calcext:value-type="float">
            <text:p>2.4489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2" office:value-type="float" office:value="2.45439" calcext:value-type="float">
            <text:p>2.45439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table:number-columns-repeated="2" office:value-type="float" office:value="2.45982" calcext:value-type="float">
            <text:p>2.45982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.46519" calcext:value-type="float">
            <text:p>2.46519</text:p>
          </table:table-cell>
          <table:table-cell office:value-type="float" office:value="2.4652" calcext:value-type="float">
            <text:p>2.4652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table:number-columns-repeated="2" office:value-type="float" office:value="2.47052" calcext:value-type="float">
            <text:p>2.47052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table:number-columns-repeated="2" office:value-type="float" office:value="2.47578" calcext:value-type="float">
            <text:p>2.47578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table:number-columns-repeated="2" office:value-type="float" office:value="2.481" calcext:value-type="float">
            <text:p>2.481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2.48616" calcext:value-type="float">
            <text:p>2.48616</text:p>
          </table:table-cell>
          <table:table-cell office:value-type="float" office:value="2.48617" calcext:value-type="float">
            <text:p>2.48617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table:number-columns-repeated="2" office:value-type="float" office:value="2.49128" calcext:value-type="float">
            <text:p>2.49128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table:number-columns-repeated="2" office:value-type="float" office:value="2.49634" calcext:value-type="float">
            <text:p>2.49634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table:number-columns-repeated="2" office:value-type="float" office:value="2.50135" calcext:value-type="float">
            <text:p>2.5013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2" office:value-type="float" office:value="2.50631" calcext:value-type="float">
            <text:p>2.50631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2.51122" calcext:value-type="float">
            <text:p>2.51122</text:p>
          </table:table-cell>
          <table:table-cell office:value-type="float" office:value="2.51123" calcext:value-type="float">
            <text:p>2.51123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table:number-columns-repeated="2" office:value-type="float" office:value="2.51609" calcext:value-type="float">
            <text:p>2.51609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table:number-columns-repeated="2" office:value-type="float" office:value="2.5209" calcext:value-type="float">
            <text:p>2.5209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number-columns-repeated="2" office:value-type="float" office:value="2.52567" calcext:value-type="float">
            <text:p>2.52567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table:number-columns-repeated="2" office:value-type="float" office:value="2.53039" calcext:value-type="float">
            <text:p>2.53039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table:number-columns-repeated="2" office:value-type="float" office:value="2.53506" calcext:value-type="float">
            <text:p>2.53506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table:number-columns-repeated="2" office:value-type="float" office:value="2.53969" calcext:value-type="float">
            <text:p>2.53969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table:number-columns-repeated="2" office:value-type="float" office:value="2.54427" calcext:value-type="float">
            <text:p>2.54427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table:number-columns-repeated="2" office:value-type="float" office:value="2.5488" calcext:value-type="float">
            <text:p>2.548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 office:value-type="float" office:value="2.55329" calcext:value-type="float">
            <text:p>2.55329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table:number-columns-repeated="2" office:value-type="float" office:value="2.55774" calcext:value-type="float">
            <text:p>2.55774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table:number-columns-repeated="2" office:value-type="float" office:value="2.56214" calcext:value-type="float">
            <text:p>2.56214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table:number-columns-repeated="2" office:value-type="float" office:value="2.5665" calcext:value-type="float">
            <text:p>2.5665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table:number-columns-repeated="2" office:value-type="float" office:value="2.57081" calcext:value-type="float">
            <text:p>2.57081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number-columns-repeated="2" office:value-type="float" office:value="2.57508" calcext:value-type="float">
            <text:p>2.57508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table:number-columns-repeated="2" office:value-type="float" office:value="2.57931" calcext:value-type="float">
            <text:p>2.57931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table:number-columns-repeated="2" office:value-type="float" office:value="2.58349" calcext:value-type="float">
            <text:p>2.58349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table:number-columns-repeated="2" office:value-type="float" office:value="2.58764" calcext:value-type="float">
            <text:p>2.58764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table:number-columns-repeated="2" office:value-type="float" office:value="2.59174" calcext:value-type="float">
            <text:p>2.5917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2" office:value-type="float" office:value="2.5958" calcext:value-type="float">
            <text:p>2.5958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table:number-columns-repeated="2" office:value-type="float" office:value="2.59982" calcext:value-type="float">
            <text:p>2.59982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table:number-columns-repeated="2" office:value-type="float" office:value="2.60381" calcext:value-type="float">
            <text:p>2.60381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table:number-columns-repeated="2" office:value-type="float" office:value="2.60775" calcext:value-type="float">
            <text:p>2.60775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table:number-columns-repeated="2" office:value-type="float" office:value="2.61165" calcext:value-type="float">
            <text:p>2.6116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table:number-columns-repeated="2" office:value-type="float" office:value="2.61552" calcext:value-type="float">
            <text:p>2.61552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table:number-columns-repeated="2" office:value-type="float" office:value="2.61934" calcext:value-type="float">
            <text:p>2.61934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table:number-columns-repeated="2" office:value-type="float" office:value="2.62313" calcext:value-type="float">
            <text:p>2.62313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table:number-columns-repeated="2" office:value-type="float" office:value="2.62688" calcext:value-type="float">
            <text:p>2.62688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table:number-columns-repeated="2" office:value-type="float" office:value="2.63059" calcext:value-type="float">
            <text:p>2.6305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number-columns-repeated="2" office:value-type="float" office:value="2.63427" calcext:value-type="float">
            <text:p>2.63427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table:number-columns-repeated="2" office:value-type="float" office:value="2.63791" calcext:value-type="float">
            <text:p>2.63791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table:number-columns-repeated="2" office:value-type="float" office:value="2.64151" calcext:value-type="float">
            <text:p>2.64151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table:number-columns-repeated="2" office:value-type="float" office:value="2.64508" calcext:value-type="float">
            <text:p>2.64508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table:number-columns-repeated="2" office:value-type="float" office:value="2.64861" calcext:value-type="float">
            <text:p>2.6486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table:number-columns-repeated="2" office:value-type="float" office:value="2.6521" calcext:value-type="float">
            <text:p>2.6521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table:number-columns-repeated="2" office:value-type="float" office:value="2.65557" calcext:value-type="float">
            <text:p>2.65557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table:number-columns-repeated="2" office:value-type="float" office:value="2.65899" calcext:value-type="float">
            <text:p>2.65899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table:number-columns-repeated="2" office:value-type="float" office:value="2.66239" calcext:value-type="float">
            <text:p>2.66239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table:number-columns-repeated="2" office:value-type="float" office:value="2.66575" calcext:value-type="float">
            <text:p>2.6657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2" office:value-type="float" office:value="2.66907" calcext:value-type="float">
            <text:p>2.66907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table:number-columns-repeated="2" office:value-type="float" office:value="2.67236" calcext:value-type="float">
            <text:p>2.67236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table:number-columns-repeated="2" office:value-type="float" office:value="2.67562" calcext:value-type="float">
            <text:p>2.67562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table:number-columns-repeated="2" office:value-type="float" office:value="2.67885" calcext:value-type="float">
            <text:p>2.67885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table:number-columns-repeated="2" office:value-type="float" office:value="2.68205" calcext:value-type="float">
            <text:p>2.68205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table:number-columns-repeated="2" office:value-type="float" office:value="2.68521" calcext:value-type="float">
            <text:p>2.68521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table:number-columns-repeated="2" office:value-type="float" office:value="2.68834" calcext:value-type="float">
            <text:p>2.68834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table:number-columns-repeated="2" office:value-type="float" office:value="2.69144" calcext:value-type="float">
            <text:p>2.69144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table:number-columns-repeated="2" office:value-type="float" office:value="2.69451" calcext:value-type="float">
            <text:p>2.69451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table:number-columns-repeated="2" office:value-type="float" office:value="2.69755" calcext:value-type="float">
            <text:p>2.6975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number-columns-repeated="2" office:value-type="float" office:value="2.70056" calcext:value-type="float">
            <text:p>2.70056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table:number-columns-repeated="2" office:value-type="float" office:value="2.70354" calcext:value-type="float">
            <text:p>2.70354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table:number-columns-repeated="2" office:value-type="float" office:value="2.70649" calcext:value-type="float">
            <text:p>2.70649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table:number-columns-repeated="2" office:value-type="float" office:value="2.70941" calcext:value-type="float">
            <text:p>2.70941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table:number-columns-repeated="2" office:value-type="float" office:value="2.7123" calcext:value-type="float">
            <text:p>2.7123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table:number-columns-repeated="2" office:value-type="float" office:value="2.71517" calcext:value-type="float">
            <text:p>2.71517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table:number-columns-repeated="2" office:value-type="float" office:value="2.718" calcext:value-type="float">
            <text:p>2.718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table:number-columns-repeated="2" office:value-type="float" office:value="2.72081" calcext:value-type="float">
            <text:p>2.72081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table:number-columns-repeated="2" office:value-type="float" office:value="2.72359" calcext:value-type="float">
            <text:p>2.72359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table:number-columns-repeated="2" office:value-type="float" office:value="2.72634" calcext:value-type="float">
            <text:p>2.726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.72906" calcext:value-type="float">
            <text:p>2.72906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table:number-columns-repeated="2" office:value-type="float" office:value="2.73175" calcext:value-type="float">
            <text:p>2.73175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table:number-columns-repeated="2" office:value-type="float" office:value="2.73442" calcext:value-type="float">
            <text:p>2.73442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table:number-columns-repeated="2" office:value-type="float" office:value="2.73707" calcext:value-type="float">
            <text:p>2.73707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2" office:value-type="float" office:value="2.73968" calcext:value-type="float">
            <text:p>2.7396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table:number-columns-repeated="2" office:value-type="float" office:value="2.74227" calcext:value-type="float">
            <text:p>2.7422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table:number-columns-repeated="2" office:value-type="float" office:value="2.74484" calcext:value-type="float">
            <text:p>2.74484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table:number-columns-repeated="2" office:value-type="float" office:value="2.74738" calcext:value-type="float">
            <text:p>2.7473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table:number-columns-repeated="2" office:value-type="float" office:value="2.74989" calcext:value-type="float">
            <text:p>2.74989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table:number-columns-repeated="2" office:value-type="float" office:value="2.75238" calcext:value-type="float">
            <text:p>2.7523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number-columns-repeated="2" office:value-type="float" office:value="2.75484" calcext:value-type="float">
            <text:p>2.75484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table:number-columns-repeated="2" office:value-type="float" office:value="2.75728" calcext:value-type="float">
            <text:p>2.75728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table:number-columns-repeated="2" office:value-type="float" office:value="2.7597" calcext:value-type="float">
            <text:p>2.7597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table:number-columns-repeated="2" office:value-type="float" office:value="2.76209" calcext:value-type="float">
            <text:p>2.76209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2.76445" calcext:value-type="float">
            <text:p>2.76445</text:p>
          </table:table-cell>
          <table:table-cell office:value-type="float" office:value="2.76446" calcext:value-type="float">
            <text:p>2.76446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table:number-columns-repeated="2" office:value-type="float" office:value="2.7668" calcext:value-type="float">
            <text:p>2.7668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table:number-columns-repeated="2" office:value-type="float" office:value="2.76912" calcext:value-type="float">
            <text:p>2.76912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table:number-columns-repeated="2" office:value-type="float" office:value="2.77142" calcext:value-type="float">
            <text:p>2.77142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table:number-columns-repeated="2" office:value-type="float" office:value="2.77369" calcext:value-type="float">
            <text:p>2.77369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table:number-columns-repeated="2" office:value-type="float" office:value="2.77594" calcext:value-type="float">
            <text:p>2.7759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 office:value-type="float" office:value="2.77817" calcext:value-type="float">
            <text:p>2.77817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table:number-columns-repeated="2" office:value-type="float" office:value="2.78038" calcext:value-type="float">
            <text:p>2.78038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table:number-columns-repeated="2" office:value-type="float" office:value="2.78256" calcext:value-type="float">
            <text:p>2.78256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table:number-columns-repeated="2" office:value-type="float" office:value="2.78473" calcext:value-type="float">
            <text:p>2.78473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table:number-columns-repeated="2" office:value-type="float" office:value="2.78687" calcext:value-type="float">
            <text:p>2.78687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table:number-columns-repeated="2" office:value-type="float" office:value="2.78899" calcext:value-type="float">
            <text:p>2.78899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table:number-columns-repeated="2" office:value-type="float" office:value="2.79109" calcext:value-type="float">
            <text:p>2.79109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table:number-columns-repeated="2" office:value-type="float" office:value="2.79317" calcext:value-type="float">
            <text:p>2.79317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table:number-columns-repeated="2" office:value-type="float" office:value="2.79523" calcext:value-type="float">
            <text:p>2.79523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table:number-columns-repeated="2" office:value-type="float" office:value="2.79726" calcext:value-type="float">
            <text:p>2.7972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2" office:value-type="float" office:value="2.79928" calcext:value-type="float">
            <text:p>2.79928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table:number-columns-repeated="2" office:value-type="float" office:value="2.80128" calcext:value-type="float">
            <text:p>2.80128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table:number-columns-repeated="2" office:value-type="float" office:value="2.80326" calcext:value-type="float">
            <text:p>2.80326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table:number-columns-repeated="2" office:value-type="float" office:value="2.80521" calcext:value-type="float">
            <text:p>2.80521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table:number-columns-repeated="2" office:value-type="float" office:value="2.80715" calcext:value-type="float">
            <text:p>2.80715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2" office:value-type="float" office:value="2.80907" calcext:value-type="float">
            <text:p>2.80907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table:number-columns-repeated="2" office:value-type="float" office:value="2.81097" calcext:value-type="float">
            <text:p>2.81097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table:number-columns-repeated="2" office:value-type="float" office:value="2.81285" calcext:value-type="float">
            <text:p>2.81285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table:number-columns-repeated="2" office:value-type="float" office:value="2.81471" calcext:value-type="float">
            <text:p>2.81471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table:number-columns-repeated="2" office:value-type="float" office:value="2.81656" calcext:value-type="float">
            <text:p>2.8165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2" office:value-type="float" office:value="2.81838" calcext:value-type="float">
            <text:p>2.81838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table:number-columns-repeated="2" office:value-type="float" office:value="2.82019" calcext:value-type="float">
            <text:p>2.82019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table:number-columns-repeated="2" office:value-type="float" office:value="2.82198" calcext:value-type="float">
            <text:p>2.82198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table:number-columns-repeated="2" office:value-type="float" office:value="2.82375" calcext:value-type="float">
            <text:p>2.82375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table:number-columns-repeated="2" office:value-type="float" office:value="2.8255" calcext:value-type="float">
            <text:p>2.8255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table:number-columns-repeated="2" office:value-type="float" office:value="2.82724" calcext:value-type="float">
            <text:p>2.82724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table:number-columns-repeated="2" office:value-type="float" office:value="2.82896" calcext:value-type="float">
            <text:p>2.82896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table:number-columns-repeated="2" office:value-type="float" office:value="2.83066" calcext:value-type="float">
            <text:p>2.83066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table:number-columns-repeated="2" office:value-type="float" office:value="2.83235" calcext:value-type="float">
            <text:p>2.83235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table:number-columns-repeated="2" office:value-type="float" office:value="2.83401" calcext:value-type="float">
            <text:p>2.8340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2" office:value-type="float" office:value="2.83567" calcext:value-type="float">
            <text:p>2.83567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table:number-columns-repeated="2" office:value-type="float" office:value="2.8373" calcext:value-type="float">
            <text:p>2.837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table:number-columns-repeated="2" office:value-type="float" office:value="2.83892" calcext:value-type="float">
            <text:p>2.8389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table:number-columns-repeated="2" office:value-type="float" office:value="2.84052" calcext:value-type="float">
            <text:p>2.84052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table:number-columns-repeated="2" office:value-type="float" office:value="2.84211" calcext:value-type="float">
            <text:p>2.84211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table:number-columns-repeated="2" office:value-type="float" office:value="2.84368" calcext:value-type="float">
            <text:p>2.84368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table:number-columns-repeated="2" office:value-type="float" office:value="2.84524" calcext:value-type="float">
            <text:p>2.84524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table:number-columns-repeated="2" office:value-type="float" office:value="2.84678" calcext:value-type="float">
            <text:p>2.84678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table:number-columns-repeated="2" office:value-type="float" office:value="2.8483" calcext:value-type="float">
            <text:p>2.8483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table:number-columns-repeated="2" office:value-type="float" office:value="2.84981" calcext:value-type="float">
            <text:p>2.84981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number-columns-repeated="2" office:value-type="float" office:value="2.8513" calcext:value-type="float">
            <text:p>2.8513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table:number-columns-repeated="2" office:value-type="float" office:value="2.85278" calcext:value-type="float">
            <text:p>2.85278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table:number-columns-repeated="2" office:value-type="float" office:value="2.85425" calcext:value-type="float">
            <text:p>2.85425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table:number-columns-repeated="2" office:value-type="float" office:value="2.8557" calcext:value-type="float">
            <text:p>2.8557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table:number-columns-repeated="2" office:value-type="float" office:value="2.85713" calcext:value-type="float">
            <text:p>2.85713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table:number-columns-repeated="2" office:value-type="float" office:value="2.85856" calcext:value-type="float">
            <text:p>2.85856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table:number-columns-repeated="2" office:value-type="float" office:value="2.85996" calcext:value-type="float">
            <text:p>2.85996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table:number-columns-repeated="2" office:value-type="float" office:value="2.86136" calcext:value-type="float">
            <text:p>2.86136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table:number-columns-repeated="2" office:value-type="float" office:value="2.86274" calcext:value-type="float">
            <text:p>2.86274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table:number-columns-repeated="2" office:value-type="float" office:value="2.8641" calcext:value-type="float">
            <text:p>2.8641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number-columns-repeated="2" office:value-type="float" office:value="2.86545" calcext:value-type="float">
            <text:p>2.86545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table:number-columns-repeated="2" office:value-type="float" office:value="2.86679" calcext:value-type="float">
            <text:p>2.86679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table:number-columns-repeated="2" office:value-type="float" office:value="2.86812" calcext:value-type="float">
            <text:p>2.86812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table:number-columns-repeated="2" office:value-type="float" office:value="2.86943" calcext:value-type="float">
            <text:p>2.86943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table:number-columns-repeated="2" office:value-type="float" office:value="2.87073" calcext:value-type="float">
            <text:p>2.87073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table:number-columns-repeated="2" office:value-type="float" office:value="2.87202" calcext:value-type="float">
            <text:p>2.87202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table:number-columns-repeated="2" office:value-type="float" office:value="2.87329" calcext:value-type="float">
            <text:p>2.87329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table:number-columns-repeated="2" office:value-type="float" office:value="2.87455" calcext:value-type="float">
            <text:p>2.87455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table:number-columns-repeated="2" office:value-type="float" office:value="2.8758" calcext:value-type="float">
            <text:p>2.8758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table:number-columns-repeated="2" office:value-type="float" office:value="2.87703" calcext:value-type="float">
            <text:p>2.8770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number-columns-repeated="2" office:value-type="float" office:value="2.87826" calcext:value-type="float">
            <text:p>2.87826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table:number-columns-repeated="2" office:value-type="float" office:value="2.87947" calcext:value-type="float">
            <text:p>2.87947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table:number-columns-repeated="2" office:value-type="float" office:value="2.88067" calcext:value-type="float">
            <text:p>2.88067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table:number-columns-repeated="2" office:value-type="float" office:value="2.88186" calcext:value-type="float">
            <text:p>2.88186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table:number-columns-repeated="2" office:value-type="float" office:value="2.88303" calcext:value-type="float">
            <text:p>2.88303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table:number-columns-repeated="2" office:value-type="float" office:value="2.8842" calcext:value-type="float">
            <text:p>2.8842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table:number-columns-repeated="2" office:value-type="float" office:value="2.88535" calcext:value-type="float">
            <text:p>2.88535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table:number-columns-repeated="2" office:value-type="float" office:value="2.88649" calcext:value-type="float">
            <text:p>2.88649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table:number-columns-repeated="2" office:value-type="float" office:value="2.88762" calcext:value-type="float">
            <text:p>2.88762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table:number-columns-repeated="2" office:value-type="float" office:value="2.88874" calcext:value-type="float">
            <text:p>2.8887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number-columns-repeated="2" office:value-type="float" office:value="2.88984" calcext:value-type="float">
            <text:p>2.88984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table:number-columns-repeated="2" office:value-type="float" office:value="2.89094" calcext:value-type="float">
            <text:p>2.89094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table:number-columns-repeated="2" office:value-type="float" office:value="2.89202" calcext:value-type="float">
            <text:p>2.89202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table:number-columns-repeated="2" office:value-type="float" office:value="2.8931" calcext:value-type="float">
            <text:p>2.8931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table:number-columns-repeated="2" office:value-type="float" office:value="2.89416" calcext:value-type="float">
            <text:p>2.89416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table:number-columns-repeated="2" office:value-type="float" office:value="2.89522" calcext:value-type="float">
            <text:p>2.89522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table:number-columns-repeated="2" office:value-type="float" office:value="2.89626" calcext:value-type="float">
            <text:p>2.89626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table:number-columns-repeated="2" office:value-type="float" office:value="2.89729" calcext:value-type="float">
            <text:p>2.89729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table:number-columns-repeated="2" office:value-type="float" office:value="2.89831" calcext:value-type="float">
            <text:p>2.89831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table:number-columns-repeated="2" office:value-type="float" office:value="2.89932" calcext:value-type="float">
            <text:p>2.899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.90033" calcext:value-type="float">
            <text:p>2.90033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table:number-columns-repeated="2" office:value-type="float" office:value="2.90132" calcext:value-type="float">
            <text:p>2.90132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table:number-columns-repeated="2" office:value-type="float" office:value="2.9023" calcext:value-type="float">
            <text:p>2.9023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table:number-columns-repeated="2" office:value-type="float" office:value="2.90327" calcext:value-type="float">
            <text:p>2.90327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table:number-columns-repeated="2" office:value-type="float" office:value="2.90423" calcext:value-type="float">
            <text:p>2.90423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table:number-columns-repeated="2" office:value-type="float" office:value="2.90519" calcext:value-type="float">
            <text:p>2.90519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table:number-columns-repeated="2" office:value-type="float" office:value="2.90613" calcext:value-type="float">
            <text:p>2.90613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table:number-columns-repeated="2" office:value-type="float" office:value="2.90706" calcext:value-type="float">
            <text:p>2.90706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table:number-columns-repeated="2" office:value-type="float" office:value="2.90799" calcext:value-type="float">
            <text:p>2.90799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2.9089" calcext:value-type="float">
            <text:p>2.9089</text:p>
          </table:table-cell>
          <table:table-cell office:value-type="float" office:value="2.90891" calcext:value-type="float">
            <text:p>2.90891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2" office:value-type="float" office:value="2.90981" calcext:value-type="float">
            <text:p>2.90981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table:number-columns-repeated="2" office:value-type="float" office:value="2.91071" calcext:value-type="float">
            <text:p>2.91071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table:number-columns-repeated="2" office:value-type="float" office:value="2.9116" calcext:value-type="float">
            <text:p>2.9116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table:number-columns-repeated="2" office:value-type="float" office:value="2.91248" calcext:value-type="float">
            <text:p>2.91248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table:number-columns-repeated="2" office:value-type="float" office:value="2.91335" calcext:value-type="float">
            <text:p>2.91335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table:number-columns-repeated="2" office:value-type="float" office:value="2.91421" calcext:value-type="float">
            <text:p>2.91421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table:number-columns-repeated="2" office:value-type="float" office:value="2.91506" calcext:value-type="float">
            <text:p>2.91506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table:number-columns-repeated="2" office:value-type="float" office:value="2.91591" calcext:value-type="float">
            <text:p>2.91591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table:number-columns-repeated="2" office:value-type="float" office:value="2.91675" calcext:value-type="float">
            <text:p>2.91675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table:number-columns-repeated="2" office:value-type="float" office:value="2.91757" calcext:value-type="float">
            <text:p>2.9175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number-columns-repeated="2" office:value-type="float" office:value="2.91839" calcext:value-type="float">
            <text:p>2.91839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table:number-columns-repeated="2" office:value-type="float" office:value="2.91921" calcext:value-type="float">
            <text:p>2.91921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table:number-columns-repeated="2" office:value-type="float" office:value="2.92001" calcext:value-type="float">
            <text:p>2.92001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table:number-columns-repeated="2" office:value-type="float" office:value="2.92081" calcext:value-type="float">
            <text:p>2.92081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table:number-columns-repeated="2" office:value-type="float" office:value="2.92159" calcext:value-type="float">
            <text:p>2.92159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table:number-columns-repeated="2" office:value-type="float" office:value="2.92237" calcext:value-type="float">
            <text:p>2.92237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table:number-columns-repeated="2" office:value-type="float" office:value="2.92315" calcext:value-type="float">
            <text:p>2.92315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table:number-columns-repeated="2" office:value-type="float" office:value="2.92391" calcext:value-type="float">
            <text:p>2.92391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table:number-columns-repeated="2" office:value-type="float" office:value="2.92467" calcext:value-type="float">
            <text:p>2.92467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table:number-columns-repeated="2" office:value-type="float" office:value="2.92542" calcext:value-type="float">
            <text:p>2.9254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2" office:value-type="float" office:value="2.92616" calcext:value-type="float">
            <text:p>2.92616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table:number-columns-repeated="2" office:value-type="float" office:value="2.92689" calcext:value-type="float">
            <text:p>2.92689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table:number-columns-repeated="2" office:value-type="float" office:value="2.92762" calcext:value-type="float">
            <text:p>2.92762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table:number-columns-repeated="2" office:value-type="float" office:value="2.92834" calcext:value-type="float">
            <text:p>2.92834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table:number-columns-repeated="2" office:value-type="float" office:value="2.92906" calcext:value-type="float">
            <text:p>2.92906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table:number-columns-repeated="2" office:value-type="float" office:value="2.92976" calcext:value-type="float">
            <text:p>2.92976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table:number-columns-repeated="2" office:value-type="float" office:value="2.93046" calcext:value-type="float">
            <text:p>2.93046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table:number-columns-repeated="2" office:value-type="float" office:value="2.93115" calcext:value-type="float">
            <text:p>2.93115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table:number-columns-repeated="2" office:value-type="float" office:value="2.93184" calcext:value-type="float">
            <text:p>2.93184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table:number-columns-repeated="2" office:value-type="float" office:value="2.93252" calcext:value-type="float">
            <text:p>2.9325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number-columns-repeated="2" office:value-type="float" office:value="2.93319" calcext:value-type="float">
            <text:p>2.93319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table:number-columns-repeated="2" office:value-type="float" office:value="2.93385" calcext:value-type="float">
            <text:p>2.93385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table:number-columns-repeated="2" office:value-type="float" office:value="2.93451" calcext:value-type="float">
            <text:p>2.93451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table:number-columns-repeated="2" office:value-type="float" office:value="2.93516" calcext:value-type="float">
            <text:p>2.93516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table:number-columns-repeated="2" office:value-type="float" office:value="2.93581" calcext:value-type="float">
            <text:p>2.93581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table:number-columns-repeated="2" office:value-type="float" office:value="2.93645" calcext:value-type="float">
            <text:p>2.93645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table:number-columns-repeated="2" office:value-type="float" office:value="2.93708" calcext:value-type="float">
            <text:p>2.93708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table:number-columns-repeated="2" office:value-type="float" office:value="2.9377" calcext:value-type="float">
            <text:p>2.9377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2" office:value-type="float" office:value="2.93832" calcext:value-type="float">
            <text:p>2.93832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table:number-columns-repeated="2" office:value-type="float" office:value="2.93894" calcext:value-type="float">
            <text:p>2.9389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2" office:value-type="float" office:value="2.93954" calcext:value-type="float">
            <text:p>2.93954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table:number-columns-repeated="2" office:value-type="float" office:value="2.94015" calcext:value-type="float">
            <text:p>2.94015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table:number-columns-repeated="2" office:value-type="float" office:value="2.94074" calcext:value-type="float">
            <text:p>2.94074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table:number-columns-repeated="2" office:value-type="float" office:value="2.94133" calcext:value-type="float">
            <text:p>2.94133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table:number-columns-repeated="2" office:value-type="float" office:value="2.94192" calcext:value-type="float">
            <text:p>2.94192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table:number-columns-repeated="2" office:value-type="float" office:value="2.94249" calcext:value-type="float">
            <text:p>2.94249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table:number-columns-repeated="2" office:value-type="float" office:value="2.94307" calcext:value-type="float">
            <text:p>2.94307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table:number-columns-repeated="2" office:value-type="float" office:value="2.94363" calcext:value-type="float">
            <text:p>2.94363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table:number-columns-repeated="2" office:value-type="float" office:value="2.94419" calcext:value-type="float">
            <text:p>2.94419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table:number-columns-repeated="2" office:value-type="float" office:value="2.94475" calcext:value-type="float">
            <text:p>2.9447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number-columns-repeated="2" office:value-type="float" office:value="2.9453" calcext:value-type="float">
            <text:p>2.9453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table:number-columns-repeated="2" office:value-type="float" office:value="2.94584" calcext:value-type="float">
            <text:p>2.94584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table:number-columns-repeated="2" office:value-type="float" office:value="2.94638" calcext:value-type="float">
            <text:p>2.94638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table:number-columns-repeated="2" office:value-type="float" office:value="2.94691" calcext:value-type="float">
            <text:p>2.94691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table:number-columns-repeated="2" office:value-type="float" office:value="2.94744" calcext:value-type="float">
            <text:p>2.94744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table:number-columns-repeated="2" office:value-type="float" office:value="2.94797" calcext:value-type="float">
            <text:p>2.94797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table:number-columns-repeated="2" office:value-type="float" office:value="2.94848" calcext:value-type="float">
            <text:p>2.94848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table:number-columns-repeated="2" office:value-type="float" office:value="2.949" calcext:value-type="float">
            <text:p>2.949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table:number-columns-repeated="2" office:value-type="float" office:value="2.9495" calcext:value-type="float">
            <text:p>2.9495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table:number-columns-repeated="2" office:value-type="float" office:value="2.95001" calcext:value-type="float">
            <text:p>2.95001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number-columns-repeated="2" office:value-type="float" office:value="2.9505" calcext:value-type="float">
            <text:p>2.9505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table:number-columns-repeated="2" office:value-type="float" office:value="2.951" calcext:value-type="float">
            <text:p>2.951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table:number-columns-repeated="2" office:value-type="float" office:value="2.95148" calcext:value-type="float">
            <text:p>2.95148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table:number-columns-repeated="2" office:value-type="float" office:value="2.95197" calcext:value-type="float">
            <text:p>2.95197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table:number-columns-repeated="2" office:value-type="float" office:value="2.95244" calcext:value-type="float">
            <text:p>2.95244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table:number-columns-repeated="2" office:value-type="float" office:value="2.95292" calcext:value-type="float">
            <text:p>2.95292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table:number-columns-repeated="2" office:value-type="float" office:value="2.95339" calcext:value-type="float">
            <text:p>2.95339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table:number-columns-repeated="2" office:value-type="float" office:value="2.95385" calcext:value-type="float">
            <text:p>2.95385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table:number-columns-repeated="2" office:value-type="float" office:value="2.95431" calcext:value-type="float">
            <text:p>2.95431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table:number-columns-repeated="2" office:value-type="float" office:value="2.95476" calcext:value-type="float">
            <text:p>2.9547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number-columns-repeated="2" office:value-type="float" office:value="2.95521" calcext:value-type="float">
            <text:p>2.95521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table:number-columns-repeated="2" office:value-type="float" office:value="2.95566" calcext:value-type="float">
            <text:p>2.95566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table:number-columns-repeated="2" office:value-type="float" office:value="2.9561" calcext:value-type="float">
            <text:p>2.9561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table:number-columns-repeated="2" office:value-type="float" office:value="2.95654" calcext:value-type="float">
            <text:p>2.95654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table:number-columns-repeated="2" office:value-type="float" office:value="2.95697" calcext:value-type="float">
            <text:p>2.95697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table:number-columns-repeated="2" office:value-type="float" office:value="2.9574" calcext:value-type="float">
            <text:p>2.9574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table:number-columns-repeated="2" office:value-type="float" office:value="2.95782" calcext:value-type="float">
            <text:p>2.95782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table:number-columns-repeated="2" office:value-type="float" office:value="2.95824" calcext:value-type="float">
            <text:p>2.95824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table:number-columns-repeated="2" office:value-type="float" office:value="2.95866" calcext:value-type="float">
            <text:p>2.95866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table:number-columns-repeated="2" office:value-type="float" office:value="2.95907" calcext:value-type="float">
            <text:p>2.9590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number-columns-repeated="2" office:value-type="float" office:value="2.95948" calcext:value-type="float">
            <text:p>2.95948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table:number-columns-repeated="2" office:value-type="float" office:value="2.95988" calcext:value-type="float">
            <text:p>2.95988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table:number-columns-repeated="2" office:value-type="float" office:value="2.96028" calcext:value-type="float">
            <text:p>2.96028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table:number-columns-repeated="2" office:value-type="float" office:value="2.96067" calcext:value-type="float">
            <text:p>2.96067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table:number-columns-repeated="2" office:value-type="float" office:value="2.96106" calcext:value-type="float">
            <text:p>2.96106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table:number-columns-repeated="2" office:value-type="float" office:value="2.96145" calcext:value-type="float">
            <text:p>2.96145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table:number-columns-repeated="2" office:value-type="float" office:value="2.96184" calcext:value-type="float">
            <text:p>2.96184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table:number-columns-repeated="2" office:value-type="float" office:value="2.96222" calcext:value-type="float">
            <text:p>2.96222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table:number-columns-repeated="2" office:value-type="float" office:value="2.96259" calcext:value-type="float">
            <text:p>2.96259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table:number-columns-repeated="2" office:value-type="float" office:value="2.96296" calcext:value-type="float">
            <text:p>2.962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.96333" calcext:value-type="float">
            <text:p>2.96333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table:number-columns-repeated="2" office:value-type="float" office:value="2.9637" calcext:value-type="float">
            <text:p>2.9637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table:number-columns-repeated="2" office:value-type="float" office:value="2.96406" calcext:value-type="float">
            <text:p>2.96406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table:number-columns-repeated="2" office:value-type="float" office:value="2.96442" calcext:value-type="float">
            <text:p>2.96442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table:number-columns-repeated="2" office:value-type="float" office:value="2.96477" calcext:value-type="float">
            <text:p>2.96477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table:number-columns-repeated="2" office:value-type="float" office:value="2.96512" calcext:value-type="float">
            <text:p>2.96512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table:number-columns-repeated="2" office:value-type="float" office:value="2.96547" calcext:value-type="float">
            <text:p>2.96547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table:number-columns-repeated="2" office:value-type="float" office:value="2.96581" calcext:value-type="float">
            <text:p>2.96581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table:number-columns-repeated="2" office:value-type="float" office:value="2.96615" calcext:value-type="float">
            <text:p>2.96615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table:number-columns-repeated="2" office:value-type="float" office:value="2.96649" calcext:value-type="float">
            <text:p>2.96649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number-columns-repeated="2" office:value-type="float" office:value="2.96682" calcext:value-type="float">
            <text:p>2.96682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table:number-columns-repeated="2" office:value-type="float" office:value="2.96715" calcext:value-type="float">
            <text:p>2.96715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table:number-columns-repeated="2" office:value-type="float" office:value="2.96748" calcext:value-type="float">
            <text:p>2.96748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table:number-columns-repeated="2" office:value-type="float" office:value="2.9678" calcext:value-type="float">
            <text:p>2.9678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table:number-columns-repeated="2" office:value-type="float" office:value="2.96812" calcext:value-type="float">
            <text:p>2.96812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table:number-columns-repeated="2" office:value-type="float" office:value="2.96844" calcext:value-type="float">
            <text:p>2.96844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table:number-columns-repeated="2" office:value-type="float" office:value="2.96875" calcext:value-type="float">
            <text:p>2.96875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table:number-columns-repeated="2" office:value-type="float" office:value="2.96906" calcext:value-type="float">
            <text:p>2.96906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table:number-columns-repeated="2" office:value-type="float" office:value="2.96937" calcext:value-type="float">
            <text:p>2.96937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table:number-columns-repeated="2" office:value-type="float" office:value="2.96968" calcext:value-type="float">
            <text:p>2.9696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2" office:value-type="float" office:value="2.96998" calcext:value-type="float">
            <text:p>2.96998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table:number-columns-repeated="2" office:value-type="float" office:value="2.97028" calcext:value-type="float">
            <text:p>2.97028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table:number-columns-repeated="2" office:value-type="float" office:value="2.97057" calcext:value-type="float">
            <text:p>2.97057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table:number-columns-repeated="2" office:value-type="float" office:value="2.97087" calcext:value-type="float">
            <text:p>2.97087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table:number-columns-repeated="2" office:value-type="float" office:value="2.97116" calcext:value-type="float">
            <text:p>2.97116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table:number-columns-repeated="2" office:value-type="float" office:value="2.97144" calcext:value-type="float">
            <text:p>2.97144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table:number-columns-repeated="2" office:value-type="float" office:value="2.97173" calcext:value-type="float">
            <text:p>2.97173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table:number-columns-repeated="2" office:value-type="float" office:value="2.97201" calcext:value-type="float">
            <text:p>2.97201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table:number-columns-repeated="2" office:value-type="float" office:value="2.97229" calcext:value-type="float">
            <text:p>2.97229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table:number-columns-repeated="2" office:value-type="float" office:value="2.97256" calcext:value-type="float">
            <text:p>2.9725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table:number-columns-repeated="2" office:value-type="float" office:value="2.97284" calcext:value-type="float">
            <text:p>2.97284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table:number-columns-repeated="2" office:value-type="float" office:value="2.97311" calcext:value-type="float">
            <text:p>2.97311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table:number-columns-repeated="2" office:value-type="float" office:value="2.97337" calcext:value-type="float">
            <text:p>2.97337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table:number-columns-repeated="2" office:value-type="float" office:value="2.97364" calcext:value-type="float">
            <text:p>2.97364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table:number-columns-repeated="2" office:value-type="float" office:value="2.9739" calcext:value-type="float">
            <text:p>2.9739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table:number-columns-repeated="2" office:value-type="float" office:value="2.97416" calcext:value-type="float">
            <text:p>2.97416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table:number-columns-repeated="2" office:value-type="float" office:value="2.97442" calcext:value-type="float">
            <text:p>2.97442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table:number-columns-repeated="2" office:value-type="float" office:value="2.97467" calcext:value-type="float">
            <text:p>2.97467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table:number-columns-repeated="2" office:value-type="float" office:value="2.97492" calcext:value-type="float">
            <text:p>2.97492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table:number-columns-repeated="2" office:value-type="float" office:value="2.97517" calcext:value-type="float">
            <text:p>2.9751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number-columns-repeated="2" office:value-type="float" office:value="2.97542" calcext:value-type="float">
            <text:p>2.97542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table:number-columns-repeated="2" office:value-type="float" office:value="2.97567" calcext:value-type="float">
            <text:p>2.97567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table:number-columns-repeated="2" office:value-type="float" office:value="2.97591" calcext:value-type="float">
            <text:p>2.97591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table:number-columns-repeated="2" office:value-type="float" office:value="2.97615" calcext:value-type="float">
            <text:p>2.97615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table:number-columns-repeated="2" office:value-type="float" office:value="2.97638" calcext:value-type="float">
            <text:p>2.97638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table:number-columns-repeated="2" office:value-type="float" office:value="2.97662" calcext:value-type="float">
            <text:p>2.97662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table:number-columns-repeated="2" office:value-type="float" office:value="2.97685" calcext:value-type="float">
            <text:p>2.97685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table:number-columns-repeated="2" office:value-type="float" office:value="2.97708" calcext:value-type="float">
            <text:p>2.97708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table:number-columns-repeated="2" office:value-type="float" office:value="2.97731" calcext:value-type="float">
            <text:p>2.97731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table:number-columns-repeated="2" office:value-type="float" office:value="2.97754" calcext:value-type="float">
            <text:p>2.9775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2" office:value-type="float" office:value="2.97776" calcext:value-type="float">
            <text:p>2.97776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table:number-columns-repeated="2" office:value-type="float" office:value="2.97798" calcext:value-type="float">
            <text:p>2.97798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table:number-columns-repeated="2" office:value-type="float" office:value="2.9782" calcext:value-type="float">
            <text:p>2.9782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table:number-columns-repeated="2" office:value-type="float" office:value="2.97842" calcext:value-type="float">
            <text:p>2.97842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table:number-columns-repeated="2" office:value-type="float" office:value="2.97863" calcext:value-type="float">
            <text:p>2.97863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table:number-columns-repeated="2" office:value-type="float" office:value="2.97884" calcext:value-type="float">
            <text:p>2.97884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table:number-columns-repeated="2" office:value-type="float" office:value="2.97905" calcext:value-type="float">
            <text:p>2.97905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table:number-columns-repeated="2" office:value-type="float" office:value="2.97926" calcext:value-type="float">
            <text:p>2.97926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table:number-columns-repeated="2" office:value-type="float" office:value="2.97947" calcext:value-type="float">
            <text:p>2.97947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table:number-columns-repeated="2" office:value-type="float" office:value="2.97967" calcext:value-type="float">
            <text:p>2.979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number-columns-repeated="2" office:value-type="float" office:value="2.97988" calcext:value-type="float">
            <text:p>2.97988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table:number-columns-repeated="2" office:value-type="float" office:value="2.98008" calcext:value-type="float">
            <text:p>2.98008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table:number-columns-repeated="2" office:value-type="float" office:value="2.98027" calcext:value-type="float">
            <text:p>2.98027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table:number-columns-repeated="2" office:value-type="float" office:value="2.98047" calcext:value-type="float">
            <text:p>2.98047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table:number-columns-repeated="2" office:value-type="float" office:value="2.98067" calcext:value-type="float">
            <text:p>2.98067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table:number-columns-repeated="2" office:value-type="float" office:value="2.98086" calcext:value-type="float">
            <text:p>2.98086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table:number-columns-repeated="2" office:value-type="float" office:value="2.98105" calcext:value-type="float">
            <text:p>2.98105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table:number-columns-repeated="2" office:value-type="float" office:value="2.98124" calcext:value-type="float">
            <text:p>2.98124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table:number-columns-repeated="2" office:value-type="float" office:value="2.98142" calcext:value-type="float">
            <text:p>2.98142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table:number-columns-repeated="2" office:value-type="float" office:value="2.98161" calcext:value-type="float">
            <text:p>2.9816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table:number-columns-repeated="2" office:value-type="float" office:value="2.98179" calcext:value-type="float">
            <text:p>2.98179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table:number-columns-repeated="2" office:value-type="float" office:value="2.98197" calcext:value-type="float">
            <text:p>2.98197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table:number-columns-repeated="2" office:value-type="float" office:value="2.98215" calcext:value-type="float">
            <text:p>2.98215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table:number-columns-repeated="2" office:value-type="float" office:value="2.98233" calcext:value-type="float">
            <text:p>2.98233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table:number-columns-repeated="2" office:value-type="float" office:value="2.98251" calcext:value-type="float">
            <text:p>2.98251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table:number-columns-repeated="2" office:value-type="float" office:value="2.98268" calcext:value-type="float">
            <text:p>2.98268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table:number-columns-repeated="2" office:value-type="float" office:value="2.98285" calcext:value-type="float">
            <text:p>2.98285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table:number-columns-repeated="2" office:value-type="float" office:value="2.98302" calcext:value-type="float">
            <text:p>2.98302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table:number-columns-repeated="2" office:value-type="float" office:value="2.98319" calcext:value-type="float">
            <text:p>2.98319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table:number-columns-repeated="2" office:value-type="float" office:value="2.98336" calcext:value-type="float">
            <text:p>2.9833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2" office:value-type="float" office:value="2.98352" calcext:value-type="float">
            <text:p>2.98352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table:number-columns-repeated="2" office:value-type="float" office:value="2.98369" calcext:value-type="float">
            <text:p>2.98369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table:number-columns-repeated="2" office:value-type="float" office:value="2.98385" calcext:value-type="float">
            <text:p>2.98385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table:number-columns-repeated="2" office:value-type="float" office:value="2.98401" calcext:value-type="float">
            <text:p>2.98401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table:number-columns-repeated="2" office:value-type="float" office:value="2.98417" calcext:value-type="float">
            <text:p>2.98417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table:number-columns-repeated="2" office:value-type="float" office:value="2.98433" calcext:value-type="float">
            <text:p>2.98433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table:number-columns-repeated="2" office:value-type="float" office:value="2.98448" calcext:value-type="float">
            <text:p>2.98448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table:number-columns-repeated="2" office:value-type="float" office:value="2.98464" calcext:value-type="float">
            <text:p>2.98464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table:number-columns-repeated="2" office:value-type="float" office:value="2.98479" calcext:value-type="float">
            <text:p>2.98479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table:number-columns-repeated="2" office:value-type="float" office:value="2.98494" calcext:value-type="float">
            <text:p>2.98494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table:number-columns-repeated="2" office:value-type="float" office:value="2.98509" calcext:value-type="float">
            <text:p>2.98509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table:number-columns-repeated="2" office:value-type="float" office:value="2.98524" calcext:value-type="float">
            <text:p>2.98524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table:number-columns-repeated="2" office:value-type="float" office:value="2.98539" calcext:value-type="float">
            <text:p>2.98539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table:number-columns-repeated="2" office:value-type="float" office:value="2.98553" calcext:value-type="float">
            <text:p>2.98553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table:number-columns-repeated="2" office:value-type="float" office:value="2.98568" calcext:value-type="float">
            <text:p>2.98568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table:number-columns-repeated="2" office:value-type="float" office:value="2.98582" calcext:value-type="float">
            <text:p>2.98582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table:number-columns-repeated="2" office:value-type="float" office:value="2.98596" calcext:value-type="float">
            <text:p>2.98596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table:number-columns-repeated="2" office:value-type="float" office:value="2.9861" calcext:value-type="float">
            <text:p>2.9861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table:number-columns-repeated="2" office:value-type="float" office:value="2.98624" calcext:value-type="float">
            <text:p>2.98624</text:p>
          </table:table-cell>
        </table:table-row>
        <table:table-row table:style-name="ro1">
          <table:table-cell office:value-type="float" office:value="4.99" calcext:value-type="float">
            <text:p>4.99</text:p>
          </table:table-cell>
          <table:table-cell table:number-columns-repeated="2" office:value-type="float" office:value="2.98638" calcext:value-type="float">
            <text:p>2.986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.98651" calcext:value-type="float">
            <text:p>2.98651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table:number-columns-repeated="2" office:value-type="float" office:value="2.98664" calcext:value-type="float">
            <text:p>2.98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02:12:27.371619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01:36:32.715620989</meta:creation-date>
    <meta:generator>LibreOffice/4.2.8.2$Linux_X86_64 LibreOffice_project/420m0$Build-2</meta:generator>
    <dc:date>2017-03-16T02:14:28.449779075</dc:date>
    <meta:editing-duration>PT6M37S</meta:editing-duration>
    <meta:editing-cycles>3</meta:editing-cycles>
    <meta:document-statistic meta:table-count="1" meta:cell-count="15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01cm" svg:y="0.316cm" chart:style-name="ch2">
          <text:p>Gear's 3-Point</text:p>
        </chart:title>
        <chart:subtitle svg:x="6.885cm" svg:y="1.301cm" chart:style-name="ch3">
          <text:p>Full Solution</text:p>
        </chart:subtitle>
        <chart:legend chart:legend-position="end" svg:x="12.407cm" svg:y="3.952cm" style:legend-expansion="high" chart:style-name="ch4"/>
        <chart:plot-area chart:style-name="ch5" table:cell-range-address="Sheet1.A1:Sheet1.C503" chart:data-source-has-labels="row" svg:x="0.32cm" svg:y="2.19cm" svg:width="11.767cm" svg:height="6.63cm">
          <chartooo:coordinate-region svg:x="1.047cm" svg:y="2.389cm" svg:width="10.946cm" svg:height="5.78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503" chart:label-cell-address="Sheet1.B1:Sheet1.B1" chart:class="chart:scatter">
            <chart:domain table:cell-range-address="Sheet1.A2:Sheet1.A503"/>
            <chart:data-point chart:repeated="502"/>
          </chart:series>
          <chart:series chart:style-name="ch9" chart:values-cell-range-address="Sheet1.C2:Sheet1.C503" chart:label-cell-address="Sheet1.C1:Sheet1.C1" chart:class="chart:scatter">
            <chart:data-point chart:repeated="5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y_k (h = 0.01)</text:p>
                <draw:g>
                  <svg:desc>Sheet1.B1:Sheet1.B1</svg:desc>
                </draw:g>
              </table:table-cell>
              <table:table-cell office:value-type="string">
                <text:p> y_rea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03</svg:desc>
                </draw:g>
              </table:table-cell>
              <table:table-cell office:value-type="float" office:value="0">
                <text:p>0</text:p>
                <draw:g>
                  <svg:desc>Sheet1.B2:Sheet1.B503</svg:desc>
                </draw:g>
              </table:table-cell>
              <table:table-cell office:value-type="float" office:value="0">
                <text:p>0</text:p>
                <draw:g>
                  <svg:desc>Sheet1.C2:Sheet1.C5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868982">
                <text:p>0.868982</text:p>
              </table:table-cell>
              <table:table-cell office:value-type="float" office:value="1.01787">
                <text:p>1.01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.09588">
                <text:p>1.09588</text:p>
              </table:table-cell>
              <table:table-cell office:value-type="float" office:value="1.03764">
                <text:p>1.037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.0627">
                <text:p>1.0627</text:p>
              </table:table-cell>
              <table:table-cell office:value-type="float" office:value="1.05717">
                <text:p>1.05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.06632">
                <text:p>1.06632</text:p>
              </table:table-cell>
              <table:table-cell office:value-type="float" office:value="1.0765">
                <text:p>1.0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.094">
                <text:p>1.094</text:p>
              </table:table-cell>
              <table:table-cell office:value-type="float" office:value="1.09564">
                <text:p>1.09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.11562">
                <text:p>1.11562</text:p>
              </table:table-cell>
              <table:table-cell office:value-type="float" office:value="1.11459">
                <text:p>1.114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.13353">
                <text:p>1.13353</text:p>
              </table:table-cell>
              <table:table-cell office:value-type="float" office:value="1.13335">
                <text:p>1.13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.15179">
                <text:p>1.15179</text:p>
              </table:table-cell>
              <table:table-cell office:value-type="float" office:value="1.15192">
                <text:p>1.15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.17028">
                <text:p>1.17028</text:p>
              </table:table-cell>
              <table:table-cell office:value-type="float" office:value="1.17031">
                <text:p>1.17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.18853">
                <text:p>1.18853</text:p>
              </table:table-cell>
              <table:table-cell office:value-type="float" office:value="1.18852">
                <text:p>1.18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.20654">
                <text:p>1.20654</text:p>
              </table:table-cell>
              <table:table-cell office:value-type="float" office:value="1.20654">
                <text:p>1.206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.22438">
                <text:p>1.22438</text:p>
              </table:table-cell>
              <table:table-cell office:value-type="float" office:value="1.22439">
                <text:p>1.22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.24205">
                <text:p>1.24205</text:p>
              </table:table-cell>
              <table:table-cell office:value-type="float" office:value="1.24205">
                <text:p>1.242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1.25954">
                <text:p>1.25954</text:p>
              </table:table-cell>
              <table:table-cell office:value-type="float" office:value="1.25954">
                <text:p>1.25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1.27686">
                <text:p>1.27686</text:p>
              </table:table-cell>
              <table:table-cell office:value-type="float" office:value="1.27686">
                <text:p>1.27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1.29401">
                <text:p>1.29401</text:p>
              </table:table-cell>
              <table:table-cell office:value-type="float" office:value="1.29401">
                <text:p>1.294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1.31098">
                <text:p>1.31098</text:p>
              </table:table-cell>
              <table:table-cell office:value-type="float" office:value="1.31098">
                <text:p>1.310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1.32779">
                <text:p>1.32779</text:p>
              </table:table-cell>
              <table:table-cell office:value-type="float" office:value="1.32779">
                <text:p>1.32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1.34443">
                <text:p>1.34443</text:p>
              </table:table-cell>
              <table:table-cell office:value-type="float" office:value="1.34443">
                <text:p>1.344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1.3609">
                <text:p>1.3609</text:p>
              </table:table-cell>
              <table:table-cell office:value-type="float" office:value="1.3609">
                <text:p>1.3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1.37721">
                <text:p>1.37721</text:p>
              </table:table-cell>
              <table:table-cell office:value-type="float" office:value="1.37721">
                <text:p>1.37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1.39336">
                <text:p>1.39336</text:p>
              </table:table-cell>
              <table:table-cell office:value-type="float" office:value="1.39336">
                <text:p>1.393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1.40934">
                <text:p>1.40934</text:p>
              </table:table-cell>
              <table:table-cell office:value-type="float" office:value="1.40934">
                <text:p>1.409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1.42517">
                <text:p>1.42517</text:p>
              </table:table-cell>
              <table:table-cell office:value-type="float" office:value="1.42517">
                <text:p>1.425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.44084">
                <text:p>1.44084</text:p>
              </table:table-cell>
              <table:table-cell office:value-type="float" office:value="1.44084">
                <text:p>1.44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1.45635">
                <text:p>1.45635</text:p>
              </table:table-cell>
              <table:table-cell office:value-type="float" office:value="1.45635">
                <text:p>1.456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1.47171">
                <text:p>1.47171</text:p>
              </table:table-cell>
              <table:table-cell office:value-type="float" office:value="1.47171">
                <text:p>1.471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1.48692">
                <text:p>1.48692</text:p>
              </table:table-cell>
              <table:table-cell office:value-type="float" office:value="1.48692">
                <text:p>1.486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1.50197">
                <text:p>1.50197</text:p>
              </table:table-cell>
              <table:table-cell office:value-type="float" office:value="1.50198">
                <text:p>1.501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1.51688">
                <text:p>1.51688</text:p>
              </table:table-cell>
              <table:table-cell office:value-type="float" office:value="1.51688">
                <text:p>1.516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1.53164">
                <text:p>1.53164</text:p>
              </table:table-cell>
              <table:table-cell office:value-type="float" office:value="1.53164">
                <text:p>1.531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1.54625">
                <text:p>1.54625</text:p>
              </table:table-cell>
              <table:table-cell office:value-type="float" office:value="1.54625">
                <text:p>1.54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1.56071">
                <text:p>1.56071</text:p>
              </table:table-cell>
              <table:table-cell office:value-type="float" office:value="1.56071">
                <text:p>1.560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1.57503">
                <text:p>1.57503</text:p>
              </table:table-cell>
              <table:table-cell office:value-type="float" office:value="1.57504">
                <text:p>1.575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1.58921">
                <text:p>1.58921</text:p>
              </table:table-cell>
              <table:table-cell office:value-type="float" office:value="1.58921">
                <text:p>1.58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1.60325">
                <text:p>1.60325</text:p>
              </table:table-cell>
              <table:table-cell office:value-type="float" office:value="1.60325">
                <text:p>1.60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1.61715">
                <text:p>1.61715</text:p>
              </table:table-cell>
              <table:table-cell office:value-type="float" office:value="1.61715">
                <text:p>1.617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1.63091">
                <text:p>1.63091</text:p>
              </table:table-cell>
              <table:table-cell office:value-type="float" office:value="1.63091">
                <text:p>1.63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1.64453">
                <text:p>1.64453</text:p>
              </table:table-cell>
              <table:table-cell office:value-type="float" office:value="1.64453">
                <text:p>1.644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1.65802">
                <text:p>1.65802</text:p>
              </table:table-cell>
              <table:table-cell office:value-type="float" office:value="1.65802">
                <text:p>1.658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1.67137">
                <text:p>1.67137</text:p>
              </table:table-cell>
              <table:table-cell office:value-type="float" office:value="1.67137">
                <text:p>1.671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1.68459">
                <text:p>1.68459</text:p>
              </table:table-cell>
              <table:table-cell office:value-type="float" office:value="1.68459">
                <text:p>1.684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1.69768">
                <text:p>1.69768</text:p>
              </table:table-cell>
              <table:table-cell office:value-type="float" office:value="1.69768">
                <text:p>1.697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1.71064">
                <text:p>1.71064</text:p>
              </table:table-cell>
              <table:table-cell office:value-type="float" office:value="1.71064">
                <text:p>1.710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1.72347">
                <text:p>1.72347</text:p>
              </table:table-cell>
              <table:table-cell office:value-type="float" office:value="1.72347">
                <text:p>1.72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1.73617">
                <text:p>1.73617</text:p>
              </table:table-cell>
              <table:table-cell office:value-type="float" office:value="1.73617">
                <text:p>1.736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1.74874">
                <text:p>1.74874</text:p>
              </table:table-cell>
              <table:table-cell office:value-type="float" office:value="1.74875">
                <text:p>1.74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1.76119">
                <text:p>1.76119</text:p>
              </table:table-cell>
              <table:table-cell office:value-type="float" office:value="1.7612">
                <text:p>1.76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1.77352">
                <text:p>1.77352</text:p>
              </table:table-cell>
              <table:table-cell office:value-type="float" office:value="1.77352">
                <text:p>1.773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1.78572">
                <text:p>1.78572</text:p>
              </table:table-cell>
              <table:table-cell office:value-type="float" office:value="1.78573">
                <text:p>1.785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1.79781">
                <text:p>1.79781</text:p>
              </table:table-cell>
              <table:table-cell office:value-type="float" office:value="1.79781">
                <text:p>1.797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1.80977">
                <text:p>1.80977</text:p>
              </table:table-cell>
              <table:table-cell office:value-type="float" office:value="1.80977">
                <text:p>1.809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1.82161">
                <text:p>1.82161</text:p>
              </table:table-cell>
              <table:table-cell office:value-type="float" office:value="1.82161">
                <text:p>1.821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1.83334">
                <text:p>1.83334</text:p>
              </table:table-cell>
              <table:table-cell office:value-type="float" office:value="1.83334">
                <text:p>1.833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1.84495">
                <text:p>1.84495</text:p>
              </table:table-cell>
              <table:table-cell office:value-type="float" office:value="1.84495">
                <text:p>1.84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1.85644">
                <text:p>1.85644</text:p>
              </table:table-cell>
              <table:table-cell office:value-type="float" office:value="1.85644">
                <text:p>1.856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1.86782">
                <text:p>1.86782</text:p>
              </table:table-cell>
              <table:table-cell office:value-type="float" office:value="1.86782">
                <text:p>1.867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1.87908">
                <text:p>1.87908</text:p>
              </table:table-cell>
              <table:table-cell office:value-type="float" office:value="1.87908">
                <text:p>1.879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1.89024">
                <text:p>1.89024</text:p>
              </table:table-cell>
              <table:table-cell office:value-type="float" office:value="1.89024">
                <text:p>1.890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1.90128">
                <text:p>1.90128</text:p>
              </table:table-cell>
              <table:table-cell office:value-type="float" office:value="1.90128">
                <text:p>1.901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1.91221">
                <text:p>1.91221</text:p>
              </table:table-cell>
              <table:table-cell office:value-type="float" office:value="1.91221">
                <text:p>1.912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1.92303">
                <text:p>1.92303</text:p>
              </table:table-cell>
              <table:table-cell office:value-type="float" office:value="1.92304">
                <text:p>1.92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1.93375">
                <text:p>1.93375</text:p>
              </table:table-cell>
              <table:table-cell office:value-type="float" office:value="1.93375">
                <text:p>1.93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1.94436">
                <text:p>1.94436</text:p>
              </table:table-cell>
              <table:table-cell office:value-type="float" office:value="1.94436">
                <text:p>1.944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1.95486">
                <text:p>1.95486</text:p>
              </table:table-cell>
              <table:table-cell office:value-type="float" office:value="1.95486">
                <text:p>1.954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1.96526">
                <text:p>1.96526</text:p>
              </table:table-cell>
              <table:table-cell office:value-type="float" office:value="1.96526">
                <text:p>1.965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1.97556">
                <text:p>1.97556</text:p>
              </table:table-cell>
              <table:table-cell office:value-type="float" office:value="1.97556">
                <text:p>1.975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1.98575">
                <text:p>1.98575</text:p>
              </table:table-cell>
              <table:table-cell office:value-type="float" office:value="1.98575">
                <text:p>1.985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1.99584">
                <text:p>1.99584</text:p>
              </table:table-cell>
              <table:table-cell office:value-type="float" office:value="1.99584">
                <text:p>1.995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2.00584">
                <text:p>2.00584</text:p>
              </table:table-cell>
              <table:table-cell office:value-type="float" office:value="2.00584">
                <text:p>2.005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2.01573">
                <text:p>2.01573</text:p>
              </table:table-cell>
              <table:table-cell office:value-type="float" office:value="2.01573">
                <text:p>2.015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2.02552">
                <text:p>2.02552</text:p>
              </table:table-cell>
              <table:table-cell office:value-type="float" office:value="2.02552">
                <text:p>2.025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2.03522">
                <text:p>2.03522</text:p>
              </table:table-cell>
              <table:table-cell office:value-type="float" office:value="2.03522">
                <text:p>2.035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2.04482">
                <text:p>2.04482</text:p>
              </table:table-cell>
              <table:table-cell office:value-type="float" office:value="2.04482">
                <text:p>2.044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2.05432">
                <text:p>2.05432</text:p>
              </table:table-cell>
              <table:table-cell office:value-type="float" office:value="2.05432">
                <text:p>2.054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2.06373">
                <text:p>2.06373</text:p>
              </table:table-cell>
              <table:table-cell office:value-type="float" office:value="2.06373">
                <text:p>2.06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2.07305">
                <text:p>2.07305</text:p>
              </table:table-cell>
              <table:table-cell office:value-type="float" office:value="2.07305">
                <text:p>2.073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2.08227">
                <text:p>2.08227</text:p>
              </table:table-cell>
              <table:table-cell office:value-type="float" office:value="2.08227">
                <text:p>2.082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2.0914">
                <text:p>2.0914</text:p>
              </table:table-cell>
              <table:table-cell office:value-type="float" office:value="2.0914">
                <text:p>2.09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2.10044">
                <text:p>2.10044</text:p>
              </table:table-cell>
              <table:table-cell office:value-type="float" office:value="2.10044">
                <text:p>2.100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2.10939">
                <text:p>2.10939</text:p>
              </table:table-cell>
              <table:table-cell office:value-type="float" office:value="2.10939">
                <text:p>2.109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2.11825">
                <text:p>2.11825</text:p>
              </table:table-cell>
              <table:table-cell office:value-type="float" office:value="2.11826">
                <text:p>2.118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2.12703">
                <text:p>2.12703</text:p>
              </table:table-cell>
              <table:table-cell office:value-type="float" office:value="2.12703">
                <text:p>2.127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2.13571">
                <text:p>2.13571</text:p>
              </table:table-cell>
              <table:table-cell office:value-type="float" office:value="2.13572">
                <text:p>2.135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2.14431">
                <text:p>2.14431</text:p>
              </table:table-cell>
              <table:table-cell office:value-type="float" office:value="2.14432">
                <text:p>2.144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2.15283">
                <text:p>2.15283</text:p>
              </table:table-cell>
              <table:table-cell office:value-type="float" office:value="2.15283">
                <text:p>2.152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2.16126">
                <text:p>2.16126</text:p>
              </table:table-cell>
              <table:table-cell office:value-type="float" office:value="2.16126">
                <text:p>2.161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2.1696">
                <text:p>2.1696</text:p>
              </table:table-cell>
              <table:table-cell office:value-type="float" office:value="2.1696">
                <text:p>2.16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2.17787">
                <text:p>2.17787</text:p>
              </table:table-cell>
              <table:table-cell office:value-type="float" office:value="2.17787">
                <text:p>2.177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2.18605">
                <text:p>2.18605</text:p>
              </table:table-cell>
              <table:table-cell office:value-type="float" office:value="2.18605">
                <text:p>2.186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2.19415">
                <text:p>2.19415</text:p>
              </table:table-cell>
              <table:table-cell office:value-type="float" office:value="2.19415">
                <text:p>2.194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2.20216">
                <text:p>2.20216</text:p>
              </table:table-cell>
              <table:table-cell office:value-type="float" office:value="2.20216">
                <text:p>2.202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2.2101">
                <text:p>2.2101</text:p>
              </table:table-cell>
              <table:table-cell office:value-type="float" office:value="2.2101">
                <text:p>2.21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2.21796">
                <text:p>2.21796</text:p>
              </table:table-cell>
              <table:table-cell office:value-type="float" office:value="2.21796">
                <text:p>2.217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2.22574">
                <text:p>2.22574</text:p>
              </table:table-cell>
              <table:table-cell office:value-type="float" office:value="2.22574">
                <text:p>2.225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2.23345">
                <text:p>2.23345</text:p>
              </table:table-cell>
              <table:table-cell office:value-type="float" office:value="2.23345">
                <text:p>2.233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2.24107">
                <text:p>2.24107</text:p>
              </table:table-cell>
              <table:table-cell office:value-type="float" office:value="2.24108">
                <text:p>2.241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2.24863">
                <text:p>2.24863</text:p>
              </table:table-cell>
              <table:table-cell office:value-type="float" office:value="2.24863">
                <text:p>2.248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2.2561">
                <text:p>2.2561</text:p>
              </table:table-cell>
              <table:table-cell office:value-type="float" office:value="2.2561">
                <text:p>2.25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.2635">
                <text:p>2.2635</text:p>
              </table:table-cell>
              <table:table-cell office:value-type="float" office:value="2.26351">
                <text:p>2.263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2.27083">
                <text:p>2.27083</text:p>
              </table:table-cell>
              <table:table-cell office:value-type="float" office:value="2.27083">
                <text:p>2.270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2.27809">
                <text:p>2.27809</text:p>
              </table:table-cell>
              <table:table-cell office:value-type="float" office:value="2.27809">
                <text:p>2.278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2.28527">
                <text:p>2.28527</text:p>
              </table:table-cell>
              <table:table-cell office:value-type="float" office:value="2.28527">
                <text:p>2.285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2.29238">
                <text:p>2.29238</text:p>
              </table:table-cell>
              <table:table-cell office:value-type="float" office:value="2.29238">
                <text:p>2.292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2.29942">
                <text:p>2.29942</text:p>
              </table:table-cell>
              <table:table-cell office:value-type="float" office:value="2.29942">
                <text:p>2.299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2.30639">
                <text:p>2.30639</text:p>
              </table:table-cell>
              <table:table-cell office:value-type="float" office:value="2.3064">
                <text:p>2.30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2.3133">
                <text:p>2.3133</text:p>
              </table:table-cell>
              <table:table-cell office:value-type="float" office:value="2.3133">
                <text:p>2.31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2.32013">
                <text:p>2.32013</text:p>
              </table:table-cell>
              <table:table-cell office:value-type="float" office:value="2.32013">
                <text:p>2.320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2.32689">
                <text:p>2.32689</text:p>
              </table:table-cell>
              <table:table-cell office:value-type="float" office:value="2.32689">
                <text:p>2.326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2.33359">
                <text:p>2.33359</text:p>
              </table:table-cell>
              <table:table-cell office:value-type="float" office:value="2.33359">
                <text:p>2.333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2.34022">
                <text:p>2.34022</text:p>
              </table:table-cell>
              <table:table-cell office:value-type="float" office:value="2.34022">
                <text:p>2.340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2.34679">
                <text:p>2.34679</text:p>
              </table:table-cell>
              <table:table-cell office:value-type="float" office:value="2.34679">
                <text:p>2.346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2.35329">
                <text:p>2.35329</text:p>
              </table:table-cell>
              <table:table-cell office:value-type="float" office:value="2.35329">
                <text:p>2.353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2.35972">
                <text:p>2.35972</text:p>
              </table:table-cell>
              <table:table-cell office:value-type="float" office:value="2.35972">
                <text:p>2.359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2.36609">
                <text:p>2.36609</text:p>
              </table:table-cell>
              <table:table-cell office:value-type="float" office:value="2.36609">
                <text:p>2.366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2.3724">
                <text:p>2.3724</text:p>
              </table:table-cell>
              <table:table-cell office:value-type="float" office:value="2.3724">
                <text:p>2.37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2.37864">
                <text:p>2.37864</text:p>
              </table:table-cell>
              <table:table-cell office:value-type="float" office:value="2.37865">
                <text:p>2.378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2.38483">
                <text:p>2.38483</text:p>
              </table:table-cell>
              <table:table-cell office:value-type="float" office:value="2.38483">
                <text:p>2.384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2.39095">
                <text:p>2.39095</text:p>
              </table:table-cell>
              <table:table-cell office:value-type="float" office:value="2.39095">
                <text:p>2.390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2.39701">
                <text:p>2.39701</text:p>
              </table:table-cell>
              <table:table-cell office:value-type="float" office:value="2.39701">
                <text:p>2.397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2.40301">
                <text:p>2.40301</text:p>
              </table:table-cell>
              <table:table-cell office:value-type="float" office:value="2.40301">
                <text:p>2.403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2.40895">
                <text:p>2.40895</text:p>
              </table:table-cell>
              <table:table-cell office:value-type="float" office:value="2.40895">
                <text:p>2.408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2.41483">
                <text:p>2.41483</text:p>
              </table:table-cell>
              <table:table-cell office:value-type="float" office:value="2.41483">
                <text:p>2.414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2.42065">
                <text:p>2.42065</text:p>
              </table:table-cell>
              <table:table-cell office:value-type="float" office:value="2.42065">
                <text:p>2.420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2.42642">
                <text:p>2.42642</text:p>
              </table:table-cell>
              <table:table-cell office:value-type="float" office:value="2.42642">
                <text:p>2.426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2.43212">
                <text:p>2.43212</text:p>
              </table:table-cell>
              <table:table-cell office:value-type="float" office:value="2.43212">
                <text:p>2.432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2.43777">
                <text:p>2.43777</text:p>
              </table:table-cell>
              <table:table-cell office:value-type="float" office:value="2.43778">
                <text:p>2.437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2.44337">
                <text:p>2.44337</text:p>
              </table:table-cell>
              <table:table-cell office:value-type="float" office:value="2.44337">
                <text:p>2.443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2.44891">
                <text:p>2.44891</text:p>
              </table:table-cell>
              <table:table-cell office:value-type="float" office:value="2.44891">
                <text:p>2.448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2.45439">
                <text:p>2.45439</text:p>
              </table:table-cell>
              <table:table-cell office:value-type="float" office:value="2.45439">
                <text:p>2.454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2.45982">
                <text:p>2.45982</text:p>
              </table:table-cell>
              <table:table-cell office:value-type="float" office:value="2.45982">
                <text:p>2.459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2.46519">
                <text:p>2.46519</text:p>
              </table:table-cell>
              <table:table-cell office:value-type="float" office:value="2.4652">
                <text:p>2.46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2.47052">
                <text:p>2.47052</text:p>
              </table:table-cell>
              <table:table-cell office:value-type="float" office:value="2.47052">
                <text:p>2.470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2.47578">
                <text:p>2.47578</text:p>
              </table:table-cell>
              <table:table-cell office:value-type="float" office:value="2.47578">
                <text:p>2.475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2.481">
                <text:p>2.481</text:p>
              </table:table-cell>
              <table:table-cell office:value-type="float" office:value="2.481">
                <text:p>2.4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2.48616">
                <text:p>2.48616</text:p>
              </table:table-cell>
              <table:table-cell office:value-type="float" office:value="2.48617">
                <text:p>2.486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2.49128">
                <text:p>2.49128</text:p>
              </table:table-cell>
              <table:table-cell office:value-type="float" office:value="2.49128">
                <text:p>2.491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2.49634">
                <text:p>2.49634</text:p>
              </table:table-cell>
              <table:table-cell office:value-type="float" office:value="2.49634">
                <text:p>2.496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2.50135">
                <text:p>2.50135</text:p>
              </table:table-cell>
              <table:table-cell office:value-type="float" office:value="2.50135">
                <text:p>2.501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2.50631">
                <text:p>2.50631</text:p>
              </table:table-cell>
              <table:table-cell office:value-type="float" office:value="2.50631">
                <text:p>2.506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2.51122">
                <text:p>2.51122</text:p>
              </table:table-cell>
              <table:table-cell office:value-type="float" office:value="2.51123">
                <text:p>2.511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2.51609">
                <text:p>2.51609</text:p>
              </table:table-cell>
              <table:table-cell office:value-type="float" office:value="2.51609">
                <text:p>2.516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2.5209">
                <text:p>2.5209</text:p>
              </table:table-cell>
              <table:table-cell office:value-type="float" office:value="2.5209">
                <text:p>2.52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2.52567">
                <text:p>2.52567</text:p>
              </table:table-cell>
              <table:table-cell office:value-type="float" office:value="2.52567">
                <text:p>2.525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2.53039">
                <text:p>2.53039</text:p>
              </table:table-cell>
              <table:table-cell office:value-type="float" office:value="2.53039">
                <text:p>2.530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2.53506">
                <text:p>2.53506</text:p>
              </table:table-cell>
              <table:table-cell office:value-type="float" office:value="2.53506">
                <text:p>2.535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2.53969">
                <text:p>2.53969</text:p>
              </table:table-cell>
              <table:table-cell office:value-type="float" office:value="2.53969">
                <text:p>2.539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2.54427">
                <text:p>2.54427</text:p>
              </table:table-cell>
              <table:table-cell office:value-type="float" office:value="2.54427">
                <text:p>2.544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2.5488">
                <text:p>2.5488</text:p>
              </table:table-cell>
              <table:table-cell office:value-type="float" office:value="2.5488">
                <text:p>2.54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2.55329">
                <text:p>2.55329</text:p>
              </table:table-cell>
              <table:table-cell office:value-type="float" office:value="2.55329">
                <text:p>2.553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2.55774">
                <text:p>2.55774</text:p>
              </table:table-cell>
              <table:table-cell office:value-type="float" office:value="2.55774">
                <text:p>2.557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2.56214">
                <text:p>2.56214</text:p>
              </table:table-cell>
              <table:table-cell office:value-type="float" office:value="2.56214">
                <text:p>2.562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2.5665">
                <text:p>2.5665</text:p>
              </table:table-cell>
              <table:table-cell office:value-type="float" office:value="2.5665">
                <text:p>2.56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2.57081">
                <text:p>2.57081</text:p>
              </table:table-cell>
              <table:table-cell office:value-type="float" office:value="2.57081">
                <text:p>2.570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2.57508">
                <text:p>2.57508</text:p>
              </table:table-cell>
              <table:table-cell office:value-type="float" office:value="2.57508">
                <text:p>2.575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2.57931">
                <text:p>2.57931</text:p>
              </table:table-cell>
              <table:table-cell office:value-type="float" office:value="2.57931">
                <text:p>2.579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2.58349">
                <text:p>2.58349</text:p>
              </table:table-cell>
              <table:table-cell office:value-type="float" office:value="2.58349">
                <text:p>2.583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2.58764">
                <text:p>2.58764</text:p>
              </table:table-cell>
              <table:table-cell office:value-type="float" office:value="2.58764">
                <text:p>2.587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2.59174">
                <text:p>2.59174</text:p>
              </table:table-cell>
              <table:table-cell office:value-type="float" office:value="2.59174">
                <text:p>2.591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2.5958">
                <text:p>2.5958</text:p>
              </table:table-cell>
              <table:table-cell office:value-type="float" office:value="2.5958">
                <text:p>2.59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2.59982">
                <text:p>2.59982</text:p>
              </table:table-cell>
              <table:table-cell office:value-type="float" office:value="2.59982">
                <text:p>2.599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2.60381">
                <text:p>2.60381</text:p>
              </table:table-cell>
              <table:table-cell office:value-type="float" office:value="2.60381">
                <text:p>2.603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2.60775">
                <text:p>2.60775</text:p>
              </table:table-cell>
              <table:table-cell office:value-type="float" office:value="2.60775">
                <text:p>2.607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2.61165">
                <text:p>2.61165</text:p>
              </table:table-cell>
              <table:table-cell office:value-type="float" office:value="2.61165">
                <text:p>2.611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2.61552">
                <text:p>2.61552</text:p>
              </table:table-cell>
              <table:table-cell office:value-type="float" office:value="2.61552">
                <text:p>2.615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2.61934">
                <text:p>2.61934</text:p>
              </table:table-cell>
              <table:table-cell office:value-type="float" office:value="2.61934">
                <text:p>2.619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2.62313">
                <text:p>2.62313</text:p>
              </table:table-cell>
              <table:table-cell office:value-type="float" office:value="2.62313">
                <text:p>2.623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2.62688">
                <text:p>2.62688</text:p>
              </table:table-cell>
              <table:table-cell office:value-type="float" office:value="2.62688">
                <text:p>2.626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2.63059">
                <text:p>2.63059</text:p>
              </table:table-cell>
              <table:table-cell office:value-type="float" office:value="2.63059">
                <text:p>2.630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2.63427">
                <text:p>2.63427</text:p>
              </table:table-cell>
              <table:table-cell office:value-type="float" office:value="2.63427">
                <text:p>2.634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2.63791">
                <text:p>2.63791</text:p>
              </table:table-cell>
              <table:table-cell office:value-type="float" office:value="2.63791">
                <text:p>2.637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2.64151">
                <text:p>2.64151</text:p>
              </table:table-cell>
              <table:table-cell office:value-type="float" office:value="2.64151">
                <text:p>2.641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2.64508">
                <text:p>2.64508</text:p>
              </table:table-cell>
              <table:table-cell office:value-type="float" office:value="2.64508">
                <text:p>2.645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2.64861">
                <text:p>2.64861</text:p>
              </table:table-cell>
              <table:table-cell office:value-type="float" office:value="2.64861">
                <text:p>2.648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2.6521">
                <text:p>2.6521</text:p>
              </table:table-cell>
              <table:table-cell office:value-type="float" office:value="2.6521">
                <text:p>2.65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2.65557">
                <text:p>2.65557</text:p>
              </table:table-cell>
              <table:table-cell office:value-type="float" office:value="2.65557">
                <text:p>2.655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2.65899">
                <text:p>2.65899</text:p>
              </table:table-cell>
              <table:table-cell office:value-type="float" office:value="2.65899">
                <text:p>2.658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2.66239">
                <text:p>2.66239</text:p>
              </table:table-cell>
              <table:table-cell office:value-type="float" office:value="2.66239">
                <text:p>2.662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2.66575">
                <text:p>2.66575</text:p>
              </table:table-cell>
              <table:table-cell office:value-type="float" office:value="2.66575">
                <text:p>2.665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2.66907">
                <text:p>2.66907</text:p>
              </table:table-cell>
              <table:table-cell office:value-type="float" office:value="2.66907">
                <text:p>2.669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2.67236">
                <text:p>2.67236</text:p>
              </table:table-cell>
              <table:table-cell office:value-type="float" office:value="2.67236">
                <text:p>2.672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2.67562">
                <text:p>2.67562</text:p>
              </table:table-cell>
              <table:table-cell office:value-type="float" office:value="2.67562">
                <text:p>2.675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2.67885">
                <text:p>2.67885</text:p>
              </table:table-cell>
              <table:table-cell office:value-type="float" office:value="2.67885">
                <text:p>2.678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2.68205">
                <text:p>2.68205</text:p>
              </table:table-cell>
              <table:table-cell office:value-type="float" office:value="2.68205">
                <text:p>2.682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2.68521">
                <text:p>2.68521</text:p>
              </table:table-cell>
              <table:table-cell office:value-type="float" office:value="2.68521">
                <text:p>2.685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2.68834">
                <text:p>2.68834</text:p>
              </table:table-cell>
              <table:table-cell office:value-type="float" office:value="2.68834">
                <text:p>2.688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2.69144">
                <text:p>2.69144</text:p>
              </table:table-cell>
              <table:table-cell office:value-type="float" office:value="2.69144">
                <text:p>2.691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2.69451">
                <text:p>2.69451</text:p>
              </table:table-cell>
              <table:table-cell office:value-type="float" office:value="2.69451">
                <text:p>2.694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2.69755">
                <text:p>2.69755</text:p>
              </table:table-cell>
              <table:table-cell office:value-type="float" office:value="2.69755">
                <text:p>2.697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2.70056">
                <text:p>2.70056</text:p>
              </table:table-cell>
              <table:table-cell office:value-type="float" office:value="2.70056">
                <text:p>2.700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2.70354">
                <text:p>2.70354</text:p>
              </table:table-cell>
              <table:table-cell office:value-type="float" office:value="2.70354">
                <text:p>2.703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2.70649">
                <text:p>2.70649</text:p>
              </table:table-cell>
              <table:table-cell office:value-type="float" office:value="2.70649">
                <text:p>2.706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2.70941">
                <text:p>2.70941</text:p>
              </table:table-cell>
              <table:table-cell office:value-type="float" office:value="2.70941">
                <text:p>2.709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2.7123">
                <text:p>2.7123</text:p>
              </table:table-cell>
              <table:table-cell office:value-type="float" office:value="2.7123">
                <text:p>2.71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2.71517">
                <text:p>2.71517</text:p>
              </table:table-cell>
              <table:table-cell office:value-type="float" office:value="2.71517">
                <text:p>2.715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2.718">
                <text:p>2.718</text:p>
              </table:table-cell>
              <table:table-cell office:value-type="float" office:value="2.718">
                <text:p>2.7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2.72081">
                <text:p>2.72081</text:p>
              </table:table-cell>
              <table:table-cell office:value-type="float" office:value="2.72081">
                <text:p>2.720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2.72359">
                <text:p>2.72359</text:p>
              </table:table-cell>
              <table:table-cell office:value-type="float" office:value="2.72359">
                <text:p>2.723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2.72634">
                <text:p>2.72634</text:p>
              </table:table-cell>
              <table:table-cell office:value-type="float" office:value="2.72634">
                <text:p>2.726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2.72906">
                <text:p>2.72906</text:p>
              </table:table-cell>
              <table:table-cell office:value-type="float" office:value="2.72906">
                <text:p>2.729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2.73175">
                <text:p>2.73175</text:p>
              </table:table-cell>
              <table:table-cell office:value-type="float" office:value="2.73175">
                <text:p>2.731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2.73442">
                <text:p>2.73442</text:p>
              </table:table-cell>
              <table:table-cell office:value-type="float" office:value="2.73442">
                <text:p>2.734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2.73707">
                <text:p>2.73707</text:p>
              </table:table-cell>
              <table:table-cell office:value-type="float" office:value="2.73707">
                <text:p>2.737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2.73968">
                <text:p>2.73968</text:p>
              </table:table-cell>
              <table:table-cell office:value-type="float" office:value="2.73968">
                <text:p>2.739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2.74227">
                <text:p>2.74227</text:p>
              </table:table-cell>
              <table:table-cell office:value-type="float" office:value="2.74227">
                <text:p>2.742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2.74484">
                <text:p>2.74484</text:p>
              </table:table-cell>
              <table:table-cell office:value-type="float" office:value="2.74484">
                <text:p>2.744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2.74738">
                <text:p>2.74738</text:p>
              </table:table-cell>
              <table:table-cell office:value-type="float" office:value="2.74738">
                <text:p>2.747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2.74989">
                <text:p>2.74989</text:p>
              </table:table-cell>
              <table:table-cell office:value-type="float" office:value="2.74989">
                <text:p>2.749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2.75238">
                <text:p>2.75238</text:p>
              </table:table-cell>
              <table:table-cell office:value-type="float" office:value="2.75238">
                <text:p>2.752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2.75484">
                <text:p>2.75484</text:p>
              </table:table-cell>
              <table:table-cell office:value-type="float" office:value="2.75484">
                <text:p>2.754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2.75728">
                <text:p>2.75728</text:p>
              </table:table-cell>
              <table:table-cell office:value-type="float" office:value="2.75728">
                <text:p>2.757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2.7597">
                <text:p>2.7597</text:p>
              </table:table-cell>
              <table:table-cell office:value-type="float" office:value="2.7597">
                <text:p>2.75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2.76209">
                <text:p>2.76209</text:p>
              </table:table-cell>
              <table:table-cell office:value-type="float" office:value="2.76209">
                <text:p>2.762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2.76445">
                <text:p>2.76445</text:p>
              </table:table-cell>
              <table:table-cell office:value-type="float" office:value="2.76446">
                <text:p>2.764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2.7668">
                <text:p>2.7668</text:p>
              </table:table-cell>
              <table:table-cell office:value-type="float" office:value="2.7668">
                <text:p>2.76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2.76912">
                <text:p>2.76912</text:p>
              </table:table-cell>
              <table:table-cell office:value-type="float" office:value="2.76912">
                <text:p>2.769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2.77142">
                <text:p>2.77142</text:p>
              </table:table-cell>
              <table:table-cell office:value-type="float" office:value="2.77142">
                <text:p>2.771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2.77369">
                <text:p>2.77369</text:p>
              </table:table-cell>
              <table:table-cell office:value-type="float" office:value="2.77369">
                <text:p>2.773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2.77594">
                <text:p>2.77594</text:p>
              </table:table-cell>
              <table:table-cell office:value-type="float" office:value="2.77594">
                <text:p>2.775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2.77817">
                <text:p>2.77817</text:p>
              </table:table-cell>
              <table:table-cell office:value-type="float" office:value="2.77817">
                <text:p>2.778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2.78038">
                <text:p>2.78038</text:p>
              </table:table-cell>
              <table:table-cell office:value-type="float" office:value="2.78038">
                <text:p>2.780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2.78256">
                <text:p>2.78256</text:p>
              </table:table-cell>
              <table:table-cell office:value-type="float" office:value="2.78256">
                <text:p>2.782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2.78473">
                <text:p>2.78473</text:p>
              </table:table-cell>
              <table:table-cell office:value-type="float" office:value="2.78473">
                <text:p>2.784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2.78687">
                <text:p>2.78687</text:p>
              </table:table-cell>
              <table:table-cell office:value-type="float" office:value="2.78687">
                <text:p>2.786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2.78899">
                <text:p>2.78899</text:p>
              </table:table-cell>
              <table:table-cell office:value-type="float" office:value="2.78899">
                <text:p>2.788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2.79109">
                <text:p>2.79109</text:p>
              </table:table-cell>
              <table:table-cell office:value-type="float" office:value="2.79109">
                <text:p>2.791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2.79317">
                <text:p>2.79317</text:p>
              </table:table-cell>
              <table:table-cell office:value-type="float" office:value="2.79317">
                <text:p>2.793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2.79523">
                <text:p>2.79523</text:p>
              </table:table-cell>
              <table:table-cell office:value-type="float" office:value="2.79523">
                <text:p>2.795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2.79726">
                <text:p>2.79726</text:p>
              </table:table-cell>
              <table:table-cell office:value-type="float" office:value="2.79726">
                <text:p>2.797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2.79928">
                <text:p>2.79928</text:p>
              </table:table-cell>
              <table:table-cell office:value-type="float" office:value="2.79928">
                <text:p>2.799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2.80128">
                <text:p>2.80128</text:p>
              </table:table-cell>
              <table:table-cell office:value-type="float" office:value="2.80128">
                <text:p>2.801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2.80326">
                <text:p>2.80326</text:p>
              </table:table-cell>
              <table:table-cell office:value-type="float" office:value="2.80326">
                <text:p>2.803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2.80521">
                <text:p>2.80521</text:p>
              </table:table-cell>
              <table:table-cell office:value-type="float" office:value="2.80521">
                <text:p>2.805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2.80715">
                <text:p>2.80715</text:p>
              </table:table-cell>
              <table:table-cell office:value-type="float" office:value="2.80715">
                <text:p>2.807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2.80907">
                <text:p>2.80907</text:p>
              </table:table-cell>
              <table:table-cell office:value-type="float" office:value="2.80907">
                <text:p>2.809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2.81097">
                <text:p>2.81097</text:p>
              </table:table-cell>
              <table:table-cell office:value-type="float" office:value="2.81097">
                <text:p>2.810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2.81285">
                <text:p>2.81285</text:p>
              </table:table-cell>
              <table:table-cell office:value-type="float" office:value="2.81285">
                <text:p>2.812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2.81471">
                <text:p>2.81471</text:p>
              </table:table-cell>
              <table:table-cell office:value-type="float" office:value="2.81471">
                <text:p>2.814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2.81656">
                <text:p>2.81656</text:p>
              </table:table-cell>
              <table:table-cell office:value-type="float" office:value="2.81656">
                <text:p>2.816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2.81838">
                <text:p>2.81838</text:p>
              </table:table-cell>
              <table:table-cell office:value-type="float" office:value="2.81838">
                <text:p>2.818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2.82019">
                <text:p>2.82019</text:p>
              </table:table-cell>
              <table:table-cell office:value-type="float" office:value="2.82019">
                <text:p>2.820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2.82198">
                <text:p>2.82198</text:p>
              </table:table-cell>
              <table:table-cell office:value-type="float" office:value="2.82198">
                <text:p>2.821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2.82375">
                <text:p>2.82375</text:p>
              </table:table-cell>
              <table:table-cell office:value-type="float" office:value="2.82375">
                <text:p>2.823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2.8255">
                <text:p>2.8255</text:p>
              </table:table-cell>
              <table:table-cell office:value-type="float" office:value="2.8255">
                <text:p>2.82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2.82724">
                <text:p>2.82724</text:p>
              </table:table-cell>
              <table:table-cell office:value-type="float" office:value="2.82724">
                <text:p>2.827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2.82896">
                <text:p>2.82896</text:p>
              </table:table-cell>
              <table:table-cell office:value-type="float" office:value="2.82896">
                <text:p>2.828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2.83066">
                <text:p>2.83066</text:p>
              </table:table-cell>
              <table:table-cell office:value-type="float" office:value="2.83066">
                <text:p>2.830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2.83235">
                <text:p>2.83235</text:p>
              </table:table-cell>
              <table:table-cell office:value-type="float" office:value="2.83235">
                <text:p>2.832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2.83401">
                <text:p>2.83401</text:p>
              </table:table-cell>
              <table:table-cell office:value-type="float" office:value="2.83401">
                <text:p>2.834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2.83567">
                <text:p>2.83567</text:p>
              </table:table-cell>
              <table:table-cell office:value-type="float" office:value="2.83567">
                <text:p>2.835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2.8373">
                <text:p>2.8373</text:p>
              </table:table-cell>
              <table:table-cell office:value-type="float" office:value="2.8373">
                <text:p>2.83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2.83892">
                <text:p>2.83892</text:p>
              </table:table-cell>
              <table:table-cell office:value-type="float" office:value="2.83892">
                <text:p>2.838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2.84052">
                <text:p>2.84052</text:p>
              </table:table-cell>
              <table:table-cell office:value-type="float" office:value="2.84052">
                <text:p>2.840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2.84211">
                <text:p>2.84211</text:p>
              </table:table-cell>
              <table:table-cell office:value-type="float" office:value="2.84211">
                <text:p>2.842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2.84368">
                <text:p>2.84368</text:p>
              </table:table-cell>
              <table:table-cell office:value-type="float" office:value="2.84368">
                <text:p>2.843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2.84524">
                <text:p>2.84524</text:p>
              </table:table-cell>
              <table:table-cell office:value-type="float" office:value="2.84524">
                <text:p>2.845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2.84678">
                <text:p>2.84678</text:p>
              </table:table-cell>
              <table:table-cell office:value-type="float" office:value="2.84678">
                <text:p>2.846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2.8483">
                <text:p>2.8483</text:p>
              </table:table-cell>
              <table:table-cell office:value-type="float" office:value="2.8483">
                <text:p>2.84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2.84981">
                <text:p>2.84981</text:p>
              </table:table-cell>
              <table:table-cell office:value-type="float" office:value="2.84981">
                <text:p>2.849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2.8513">
                <text:p>2.8513</text:p>
              </table:table-cell>
              <table:table-cell office:value-type="float" office:value="2.8513">
                <text:p>2.85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2.85278">
                <text:p>2.85278</text:p>
              </table:table-cell>
              <table:table-cell office:value-type="float" office:value="2.85278">
                <text:p>2.852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2.85425">
                <text:p>2.85425</text:p>
              </table:table-cell>
              <table:table-cell office:value-type="float" office:value="2.85425">
                <text:p>2.854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2.8557">
                <text:p>2.8557</text:p>
              </table:table-cell>
              <table:table-cell office:value-type="float" office:value="2.8557">
                <text:p>2.85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2.85713">
                <text:p>2.85713</text:p>
              </table:table-cell>
              <table:table-cell office:value-type="float" office:value="2.85713">
                <text:p>2.857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2.85856">
                <text:p>2.85856</text:p>
              </table:table-cell>
              <table:table-cell office:value-type="float" office:value="2.85856">
                <text:p>2.858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2.85996">
                <text:p>2.85996</text:p>
              </table:table-cell>
              <table:table-cell office:value-type="float" office:value="2.85996">
                <text:p>2.859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2.86136">
                <text:p>2.86136</text:p>
              </table:table-cell>
              <table:table-cell office:value-type="float" office:value="2.86136">
                <text:p>2.861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2.86274">
                <text:p>2.86274</text:p>
              </table:table-cell>
              <table:table-cell office:value-type="float" office:value="2.86274">
                <text:p>2.862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2.8641">
                <text:p>2.8641</text:p>
              </table:table-cell>
              <table:table-cell office:value-type="float" office:value="2.8641">
                <text:p>2.86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2.86545">
                <text:p>2.86545</text:p>
              </table:table-cell>
              <table:table-cell office:value-type="float" office:value="2.86545">
                <text:p>2.865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2.86679">
                <text:p>2.86679</text:p>
              </table:table-cell>
              <table:table-cell office:value-type="float" office:value="2.86679">
                <text:p>2.866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2.86812">
                <text:p>2.86812</text:p>
              </table:table-cell>
              <table:table-cell office:value-type="float" office:value="2.86812">
                <text:p>2.868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2.86943">
                <text:p>2.86943</text:p>
              </table:table-cell>
              <table:table-cell office:value-type="float" office:value="2.86943">
                <text:p>2.869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2.87073">
                <text:p>2.87073</text:p>
              </table:table-cell>
              <table:table-cell office:value-type="float" office:value="2.87073">
                <text:p>2.8707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2.87202">
                <text:p>2.87202</text:p>
              </table:table-cell>
              <table:table-cell office:value-type="float" office:value="2.87202">
                <text:p>2.872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2.87329">
                <text:p>2.87329</text:p>
              </table:table-cell>
              <table:table-cell office:value-type="float" office:value="2.87329">
                <text:p>2.873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2.87455">
                <text:p>2.87455</text:p>
              </table:table-cell>
              <table:table-cell office:value-type="float" office:value="2.87455">
                <text:p>2.874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2.8758">
                <text:p>2.8758</text:p>
              </table:table-cell>
              <table:table-cell office:value-type="float" office:value="2.8758">
                <text:p>2.87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2.87703">
                <text:p>2.87703</text:p>
              </table:table-cell>
              <table:table-cell office:value-type="float" office:value="2.87703">
                <text:p>2.877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2.87826">
                <text:p>2.87826</text:p>
              </table:table-cell>
              <table:table-cell office:value-type="float" office:value="2.87826">
                <text:p>2.878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2.87947">
                <text:p>2.87947</text:p>
              </table:table-cell>
              <table:table-cell office:value-type="float" office:value="2.87947">
                <text:p>2.879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2.88067">
                <text:p>2.88067</text:p>
              </table:table-cell>
              <table:table-cell office:value-type="float" office:value="2.88067">
                <text:p>2.880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2.88186">
                <text:p>2.88186</text:p>
              </table:table-cell>
              <table:table-cell office:value-type="float" office:value="2.88186">
                <text:p>2.881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2.88303">
                <text:p>2.88303</text:p>
              </table:table-cell>
              <table:table-cell office:value-type="float" office:value="2.88303">
                <text:p>2.883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2.8842">
                <text:p>2.8842</text:p>
              </table:table-cell>
              <table:table-cell office:value-type="float" office:value="2.8842">
                <text:p>2.88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2.88535">
                <text:p>2.88535</text:p>
              </table:table-cell>
              <table:table-cell office:value-type="float" office:value="2.88535">
                <text:p>2.885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2.88649">
                <text:p>2.88649</text:p>
              </table:table-cell>
              <table:table-cell office:value-type="float" office:value="2.88649">
                <text:p>2.886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2.88762">
                <text:p>2.88762</text:p>
              </table:table-cell>
              <table:table-cell office:value-type="float" office:value="2.88762">
                <text:p>2.887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2.88874">
                <text:p>2.88874</text:p>
              </table:table-cell>
              <table:table-cell office:value-type="float" office:value="2.88874">
                <text:p>2.888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2.88984">
                <text:p>2.88984</text:p>
              </table:table-cell>
              <table:table-cell office:value-type="float" office:value="2.88984">
                <text:p>2.889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2.89094">
                <text:p>2.89094</text:p>
              </table:table-cell>
              <table:table-cell office:value-type="float" office:value="2.89094">
                <text:p>2.890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2.89202">
                <text:p>2.89202</text:p>
              </table:table-cell>
              <table:table-cell office:value-type="float" office:value="2.89202">
                <text:p>2.892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2.8931">
                <text:p>2.8931</text:p>
              </table:table-cell>
              <table:table-cell office:value-type="float" office:value="2.8931">
                <text:p>2.89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2.89416">
                <text:p>2.89416</text:p>
              </table:table-cell>
              <table:table-cell office:value-type="float" office:value="2.89416">
                <text:p>2.894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2.89522">
                <text:p>2.89522</text:p>
              </table:table-cell>
              <table:table-cell office:value-type="float" office:value="2.89522">
                <text:p>2.895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2.89626">
                <text:p>2.89626</text:p>
              </table:table-cell>
              <table:table-cell office:value-type="float" office:value="2.89626">
                <text:p>2.896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2.89729">
                <text:p>2.89729</text:p>
              </table:table-cell>
              <table:table-cell office:value-type="float" office:value="2.89729">
                <text:p>2.897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2.89831">
                <text:p>2.89831</text:p>
              </table:table-cell>
              <table:table-cell office:value-type="float" office:value="2.89831">
                <text:p>2.898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2.89932">
                <text:p>2.89932</text:p>
              </table:table-cell>
              <table:table-cell office:value-type="float" office:value="2.89932">
                <text:p>2.899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2.90033">
                <text:p>2.90033</text:p>
              </table:table-cell>
              <table:table-cell office:value-type="float" office:value="2.90033">
                <text:p>2.900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2.90132">
                <text:p>2.90132</text:p>
              </table:table-cell>
              <table:table-cell office:value-type="float" office:value="2.90132">
                <text:p>2.901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2.9023">
                <text:p>2.9023</text:p>
              </table:table-cell>
              <table:table-cell office:value-type="float" office:value="2.9023">
                <text:p>2.90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2.90327">
                <text:p>2.90327</text:p>
              </table:table-cell>
              <table:table-cell office:value-type="float" office:value="2.90327">
                <text:p>2.903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2.90423">
                <text:p>2.90423</text:p>
              </table:table-cell>
              <table:table-cell office:value-type="float" office:value="2.90423">
                <text:p>2.9042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2.90519">
                <text:p>2.90519</text:p>
              </table:table-cell>
              <table:table-cell office:value-type="float" office:value="2.90519">
                <text:p>2.905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2.90613">
                <text:p>2.90613</text:p>
              </table:table-cell>
              <table:table-cell office:value-type="float" office:value="2.90613">
                <text:p>2.906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2.90706">
                <text:p>2.90706</text:p>
              </table:table-cell>
              <table:table-cell office:value-type="float" office:value="2.90706">
                <text:p>2.907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2.90799">
                <text:p>2.90799</text:p>
              </table:table-cell>
              <table:table-cell office:value-type="float" office:value="2.90799">
                <text:p>2.907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2.9089">
                <text:p>2.9089</text:p>
              </table:table-cell>
              <table:table-cell office:value-type="float" office:value="2.90891">
                <text:p>2.908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2.90981">
                <text:p>2.90981</text:p>
              </table:table-cell>
              <table:table-cell office:value-type="float" office:value="2.90981">
                <text:p>2.909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2.91071">
                <text:p>2.91071</text:p>
              </table:table-cell>
              <table:table-cell office:value-type="float" office:value="2.91071">
                <text:p>2.9107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2.9116">
                <text:p>2.9116</text:p>
              </table:table-cell>
              <table:table-cell office:value-type="float" office:value="2.9116">
                <text:p>2.91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2.91248">
                <text:p>2.91248</text:p>
              </table:table-cell>
              <table:table-cell office:value-type="float" office:value="2.91248">
                <text:p>2.912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2.91335">
                <text:p>2.91335</text:p>
              </table:table-cell>
              <table:table-cell office:value-type="float" office:value="2.91335">
                <text:p>2.913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2.91421">
                <text:p>2.91421</text:p>
              </table:table-cell>
              <table:table-cell office:value-type="float" office:value="2.91421">
                <text:p>2.914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2.91506">
                <text:p>2.91506</text:p>
              </table:table-cell>
              <table:table-cell office:value-type="float" office:value="2.91506">
                <text:p>2.9150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2.91591">
                <text:p>2.91591</text:p>
              </table:table-cell>
              <table:table-cell office:value-type="float" office:value="2.91591">
                <text:p>2.915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2.91675">
                <text:p>2.91675</text:p>
              </table:table-cell>
              <table:table-cell office:value-type="float" office:value="2.91675">
                <text:p>2.916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2.91757">
                <text:p>2.91757</text:p>
              </table:table-cell>
              <table:table-cell office:value-type="float" office:value="2.91757">
                <text:p>2.9175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2.91839">
                <text:p>2.91839</text:p>
              </table:table-cell>
              <table:table-cell office:value-type="float" office:value="2.91839">
                <text:p>2.918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2.91921">
                <text:p>2.91921</text:p>
              </table:table-cell>
              <table:table-cell office:value-type="float" office:value="2.91921">
                <text:p>2.919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2.92001">
                <text:p>2.92001</text:p>
              </table:table-cell>
              <table:table-cell office:value-type="float" office:value="2.92001">
                <text:p>2.920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2.92081">
                <text:p>2.92081</text:p>
              </table:table-cell>
              <table:table-cell office:value-type="float" office:value="2.92081">
                <text:p>2.920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2.92159">
                <text:p>2.92159</text:p>
              </table:table-cell>
              <table:table-cell office:value-type="float" office:value="2.92159">
                <text:p>2.921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2.92237">
                <text:p>2.92237</text:p>
              </table:table-cell>
              <table:table-cell office:value-type="float" office:value="2.92237">
                <text:p>2.922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2.92315">
                <text:p>2.92315</text:p>
              </table:table-cell>
              <table:table-cell office:value-type="float" office:value="2.92315">
                <text:p>2.923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2.92391">
                <text:p>2.92391</text:p>
              </table:table-cell>
              <table:table-cell office:value-type="float" office:value="2.92391">
                <text:p>2.923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2.92467">
                <text:p>2.92467</text:p>
              </table:table-cell>
              <table:table-cell office:value-type="float" office:value="2.92467">
                <text:p>2.924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2.92542">
                <text:p>2.92542</text:p>
              </table:table-cell>
              <table:table-cell office:value-type="float" office:value="2.92542">
                <text:p>2.925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2.92616">
                <text:p>2.92616</text:p>
              </table:table-cell>
              <table:table-cell office:value-type="float" office:value="2.92616">
                <text:p>2.926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2.92689">
                <text:p>2.92689</text:p>
              </table:table-cell>
              <table:table-cell office:value-type="float" office:value="2.92689">
                <text:p>2.926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2.92762">
                <text:p>2.92762</text:p>
              </table:table-cell>
              <table:table-cell office:value-type="float" office:value="2.92762">
                <text:p>2.927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2.92834">
                <text:p>2.92834</text:p>
              </table:table-cell>
              <table:table-cell office:value-type="float" office:value="2.92834">
                <text:p>2.928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2.92906">
                <text:p>2.92906</text:p>
              </table:table-cell>
              <table:table-cell office:value-type="float" office:value="2.92906">
                <text:p>2.929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2.92976">
                <text:p>2.92976</text:p>
              </table:table-cell>
              <table:table-cell office:value-type="float" office:value="2.92976">
                <text:p>2.929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2.93046">
                <text:p>2.93046</text:p>
              </table:table-cell>
              <table:table-cell office:value-type="float" office:value="2.93046">
                <text:p>2.930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2.93115">
                <text:p>2.93115</text:p>
              </table:table-cell>
              <table:table-cell office:value-type="float" office:value="2.93115">
                <text:p>2.931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2.93184">
                <text:p>2.93184</text:p>
              </table:table-cell>
              <table:table-cell office:value-type="float" office:value="2.93184">
                <text:p>2.931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2.93252">
                <text:p>2.93252</text:p>
              </table:table-cell>
              <table:table-cell office:value-type="float" office:value="2.93252">
                <text:p>2.932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2.93319">
                <text:p>2.93319</text:p>
              </table:table-cell>
              <table:table-cell office:value-type="float" office:value="2.93319">
                <text:p>2.933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2.93385">
                <text:p>2.93385</text:p>
              </table:table-cell>
              <table:table-cell office:value-type="float" office:value="2.93385">
                <text:p>2.933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2.93451">
                <text:p>2.93451</text:p>
              </table:table-cell>
              <table:table-cell office:value-type="float" office:value="2.93451">
                <text:p>2.934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2.93516">
                <text:p>2.93516</text:p>
              </table:table-cell>
              <table:table-cell office:value-type="float" office:value="2.93516">
                <text:p>2.935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2.93581">
                <text:p>2.93581</text:p>
              </table:table-cell>
              <table:table-cell office:value-type="float" office:value="2.93581">
                <text:p>2.935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2.93645">
                <text:p>2.93645</text:p>
              </table:table-cell>
              <table:table-cell office:value-type="float" office:value="2.93645">
                <text:p>2.936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2.93708">
                <text:p>2.93708</text:p>
              </table:table-cell>
              <table:table-cell office:value-type="float" office:value="2.93708">
                <text:p>2.937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2.9377">
                <text:p>2.9377</text:p>
              </table:table-cell>
              <table:table-cell office:value-type="float" office:value="2.9377">
                <text:p>2.93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2.93832">
                <text:p>2.93832</text:p>
              </table:table-cell>
              <table:table-cell office:value-type="float" office:value="2.93832">
                <text:p>2.938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2.93894">
                <text:p>2.93894</text:p>
              </table:table-cell>
              <table:table-cell office:value-type="float" office:value="2.93894">
                <text:p>2.938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2.93954">
                <text:p>2.93954</text:p>
              </table:table-cell>
              <table:table-cell office:value-type="float" office:value="2.93954">
                <text:p>2.939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2.94015">
                <text:p>2.94015</text:p>
              </table:table-cell>
              <table:table-cell office:value-type="float" office:value="2.94015">
                <text:p>2.940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2.94074">
                <text:p>2.94074</text:p>
              </table:table-cell>
              <table:table-cell office:value-type="float" office:value="2.94074">
                <text:p>2.940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2.94133">
                <text:p>2.94133</text:p>
              </table:table-cell>
              <table:table-cell office:value-type="float" office:value="2.94133">
                <text:p>2.941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2.94192">
                <text:p>2.94192</text:p>
              </table:table-cell>
              <table:table-cell office:value-type="float" office:value="2.94192">
                <text:p>2.941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2.94249">
                <text:p>2.94249</text:p>
              </table:table-cell>
              <table:table-cell office:value-type="float" office:value="2.94249">
                <text:p>2.942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2.94307">
                <text:p>2.94307</text:p>
              </table:table-cell>
              <table:table-cell office:value-type="float" office:value="2.94307">
                <text:p>2.943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2.94363">
                <text:p>2.94363</text:p>
              </table:table-cell>
              <table:table-cell office:value-type="float" office:value="2.94363">
                <text:p>2.943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2.94419">
                <text:p>2.94419</text:p>
              </table:table-cell>
              <table:table-cell office:value-type="float" office:value="2.94419">
                <text:p>2.944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2.94475">
                <text:p>2.94475</text:p>
              </table:table-cell>
              <table:table-cell office:value-type="float" office:value="2.94475">
                <text:p>2.944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2.9453">
                <text:p>2.9453</text:p>
              </table:table-cell>
              <table:table-cell office:value-type="float" office:value="2.9453">
                <text:p>2.94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2.94584">
                <text:p>2.94584</text:p>
              </table:table-cell>
              <table:table-cell office:value-type="float" office:value="2.94584">
                <text:p>2.945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2.94638">
                <text:p>2.94638</text:p>
              </table:table-cell>
              <table:table-cell office:value-type="float" office:value="2.94638">
                <text:p>2.946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2.94691">
                <text:p>2.94691</text:p>
              </table:table-cell>
              <table:table-cell office:value-type="float" office:value="2.94691">
                <text:p>2.946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2.94744">
                <text:p>2.94744</text:p>
              </table:table-cell>
              <table:table-cell office:value-type="float" office:value="2.94744">
                <text:p>2.9474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2.94797">
                <text:p>2.94797</text:p>
              </table:table-cell>
              <table:table-cell office:value-type="float" office:value="2.94797">
                <text:p>2.9479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2.94848">
                <text:p>2.94848</text:p>
              </table:table-cell>
              <table:table-cell office:value-type="float" office:value="2.94848">
                <text:p>2.948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2.949">
                <text:p>2.949</text:p>
              </table:table-cell>
              <table:table-cell office:value-type="float" office:value="2.949">
                <text:p>2.94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2.9495">
                <text:p>2.9495</text:p>
              </table:table-cell>
              <table:table-cell office:value-type="float" office:value="2.9495">
                <text:p>2.94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2.95001">
                <text:p>2.95001</text:p>
              </table:table-cell>
              <table:table-cell office:value-type="float" office:value="2.95001">
                <text:p>2.950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2.9505">
                <text:p>2.9505</text:p>
              </table:table-cell>
              <table:table-cell office:value-type="float" office:value="2.9505">
                <text:p>2.95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2.951">
                <text:p>2.951</text:p>
              </table:table-cell>
              <table:table-cell office:value-type="float" office:value="2.951">
                <text:p>2.9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2.95148">
                <text:p>2.95148</text:p>
              </table:table-cell>
              <table:table-cell office:value-type="float" office:value="2.95148">
                <text:p>2.951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2.95197">
                <text:p>2.95197</text:p>
              </table:table-cell>
              <table:table-cell office:value-type="float" office:value="2.95197">
                <text:p>2.9519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2.95244">
                <text:p>2.95244</text:p>
              </table:table-cell>
              <table:table-cell office:value-type="float" office:value="2.95244">
                <text:p>2.952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2.95292">
                <text:p>2.95292</text:p>
              </table:table-cell>
              <table:table-cell office:value-type="float" office:value="2.95292">
                <text:p>2.9529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2.95339">
                <text:p>2.95339</text:p>
              </table:table-cell>
              <table:table-cell office:value-type="float" office:value="2.95339">
                <text:p>2.953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2.95385">
                <text:p>2.95385</text:p>
              </table:table-cell>
              <table:table-cell office:value-type="float" office:value="2.95385">
                <text:p>2.953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2.95431">
                <text:p>2.95431</text:p>
              </table:table-cell>
              <table:table-cell office:value-type="float" office:value="2.95431">
                <text:p>2.954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2.95476">
                <text:p>2.95476</text:p>
              </table:table-cell>
              <table:table-cell office:value-type="float" office:value="2.95476">
                <text:p>2.954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2.95521">
                <text:p>2.95521</text:p>
              </table:table-cell>
              <table:table-cell office:value-type="float" office:value="2.95521">
                <text:p>2.955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2.95566">
                <text:p>2.95566</text:p>
              </table:table-cell>
              <table:table-cell office:value-type="float" office:value="2.95566">
                <text:p>2.9556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2.9561">
                <text:p>2.9561</text:p>
              </table:table-cell>
              <table:table-cell office:value-type="float" office:value="2.9561">
                <text:p>2.956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2.95654">
                <text:p>2.95654</text:p>
              </table:table-cell>
              <table:table-cell office:value-type="float" office:value="2.95654">
                <text:p>2.9565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2.95697">
                <text:p>2.95697</text:p>
              </table:table-cell>
              <table:table-cell office:value-type="float" office:value="2.95697">
                <text:p>2.9569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2.9574">
                <text:p>2.9574</text:p>
              </table:table-cell>
              <table:table-cell office:value-type="float" office:value="2.9574">
                <text:p>2.95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2.95782">
                <text:p>2.95782</text:p>
              </table:table-cell>
              <table:table-cell office:value-type="float" office:value="2.95782">
                <text:p>2.9578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2.95824">
                <text:p>2.95824</text:p>
              </table:table-cell>
              <table:table-cell office:value-type="float" office:value="2.95824">
                <text:p>2.958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2.95866">
                <text:p>2.95866</text:p>
              </table:table-cell>
              <table:table-cell office:value-type="float" office:value="2.95866">
                <text:p>2.958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2.95907">
                <text:p>2.95907</text:p>
              </table:table-cell>
              <table:table-cell office:value-type="float" office:value="2.95907">
                <text:p>2.959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2.95948">
                <text:p>2.95948</text:p>
              </table:table-cell>
              <table:table-cell office:value-type="float" office:value="2.95948">
                <text:p>2.959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2.95988">
                <text:p>2.95988</text:p>
              </table:table-cell>
              <table:table-cell office:value-type="float" office:value="2.95988">
                <text:p>2.959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2.96028">
                <text:p>2.96028</text:p>
              </table:table-cell>
              <table:table-cell office:value-type="float" office:value="2.96028">
                <text:p>2.960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2.96067">
                <text:p>2.96067</text:p>
              </table:table-cell>
              <table:table-cell office:value-type="float" office:value="2.96067">
                <text:p>2.960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2.96106">
                <text:p>2.96106</text:p>
              </table:table-cell>
              <table:table-cell office:value-type="float" office:value="2.96106">
                <text:p>2.961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2.96145">
                <text:p>2.96145</text:p>
              </table:table-cell>
              <table:table-cell office:value-type="float" office:value="2.96145">
                <text:p>2.961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2.96184">
                <text:p>2.96184</text:p>
              </table:table-cell>
              <table:table-cell office:value-type="float" office:value="2.96184">
                <text:p>2.961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2.96222">
                <text:p>2.96222</text:p>
              </table:table-cell>
              <table:table-cell office:value-type="float" office:value="2.96222">
                <text:p>2.962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2.96259">
                <text:p>2.96259</text:p>
              </table:table-cell>
              <table:table-cell office:value-type="float" office:value="2.96259">
                <text:p>2.962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2.96296">
                <text:p>2.96296</text:p>
              </table:table-cell>
              <table:table-cell office:value-type="float" office:value="2.96296">
                <text:p>2.962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2.96333">
                <text:p>2.96333</text:p>
              </table:table-cell>
              <table:table-cell office:value-type="float" office:value="2.96333">
                <text:p>2.963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2.9637">
                <text:p>2.9637</text:p>
              </table:table-cell>
              <table:table-cell office:value-type="float" office:value="2.9637">
                <text:p>2.96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2.96406">
                <text:p>2.96406</text:p>
              </table:table-cell>
              <table:table-cell office:value-type="float" office:value="2.96406">
                <text:p>2.964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2.96442">
                <text:p>2.96442</text:p>
              </table:table-cell>
              <table:table-cell office:value-type="float" office:value="2.96442">
                <text:p>2.9644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2.96477">
                <text:p>2.96477</text:p>
              </table:table-cell>
              <table:table-cell office:value-type="float" office:value="2.96477">
                <text:p>2.964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2.96512">
                <text:p>2.96512</text:p>
              </table:table-cell>
              <table:table-cell office:value-type="float" office:value="2.96512">
                <text:p>2.965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2.96547">
                <text:p>2.96547</text:p>
              </table:table-cell>
              <table:table-cell office:value-type="float" office:value="2.96547">
                <text:p>2.9654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2.96581">
                <text:p>2.96581</text:p>
              </table:table-cell>
              <table:table-cell office:value-type="float" office:value="2.96581">
                <text:p>2.9658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2.96615">
                <text:p>2.96615</text:p>
              </table:table-cell>
              <table:table-cell office:value-type="float" office:value="2.96615">
                <text:p>2.966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2.96649">
                <text:p>2.96649</text:p>
              </table:table-cell>
              <table:table-cell office:value-type="float" office:value="2.96649">
                <text:p>2.9664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2.96682">
                <text:p>2.96682</text:p>
              </table:table-cell>
              <table:table-cell office:value-type="float" office:value="2.96682">
                <text:p>2.9668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2.96715">
                <text:p>2.96715</text:p>
              </table:table-cell>
              <table:table-cell office:value-type="float" office:value="2.96715">
                <text:p>2.967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2.96748">
                <text:p>2.96748</text:p>
              </table:table-cell>
              <table:table-cell office:value-type="float" office:value="2.96748">
                <text:p>2.9674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2.9678">
                <text:p>2.9678</text:p>
              </table:table-cell>
              <table:table-cell office:value-type="float" office:value="2.9678">
                <text:p>2.96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2.96812">
                <text:p>2.96812</text:p>
              </table:table-cell>
              <table:table-cell office:value-type="float" office:value="2.96812">
                <text:p>2.968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2.96844">
                <text:p>2.96844</text:p>
              </table:table-cell>
              <table:table-cell office:value-type="float" office:value="2.96844">
                <text:p>2.968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2.96875">
                <text:p>2.96875</text:p>
              </table:table-cell>
              <table:table-cell office:value-type="float" office:value="2.96875">
                <text:p>2.968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2.96906">
                <text:p>2.96906</text:p>
              </table:table-cell>
              <table:table-cell office:value-type="float" office:value="2.96906">
                <text:p>2.969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2.96937">
                <text:p>2.96937</text:p>
              </table:table-cell>
              <table:table-cell office:value-type="float" office:value="2.96937">
                <text:p>2.969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2.96968">
                <text:p>2.96968</text:p>
              </table:table-cell>
              <table:table-cell office:value-type="float" office:value="2.96968">
                <text:p>2.9696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2.96998">
                <text:p>2.96998</text:p>
              </table:table-cell>
              <table:table-cell office:value-type="float" office:value="2.96998">
                <text:p>2.969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2.97028">
                <text:p>2.97028</text:p>
              </table:table-cell>
              <table:table-cell office:value-type="float" office:value="2.97028">
                <text:p>2.970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2.97057">
                <text:p>2.97057</text:p>
              </table:table-cell>
              <table:table-cell office:value-type="float" office:value="2.97057">
                <text:p>2.9705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2.97087">
                <text:p>2.97087</text:p>
              </table:table-cell>
              <table:table-cell office:value-type="float" office:value="2.97087">
                <text:p>2.970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2.97116">
                <text:p>2.97116</text:p>
              </table:table-cell>
              <table:table-cell office:value-type="float" office:value="2.97116">
                <text:p>2.971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2.97144">
                <text:p>2.97144</text:p>
              </table:table-cell>
              <table:table-cell office:value-type="float" office:value="2.97144">
                <text:p>2.971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2.97173">
                <text:p>2.97173</text:p>
              </table:table-cell>
              <table:table-cell office:value-type="float" office:value="2.97173">
                <text:p>2.9717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2.97201">
                <text:p>2.97201</text:p>
              </table:table-cell>
              <table:table-cell office:value-type="float" office:value="2.97201">
                <text:p>2.972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2.97229">
                <text:p>2.97229</text:p>
              </table:table-cell>
              <table:table-cell office:value-type="float" office:value="2.97229">
                <text:p>2.972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2.97256">
                <text:p>2.97256</text:p>
              </table:table-cell>
              <table:table-cell office:value-type="float" office:value="2.97256">
                <text:p>2.972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2.97284">
                <text:p>2.97284</text:p>
              </table:table-cell>
              <table:table-cell office:value-type="float" office:value="2.97284">
                <text:p>2.972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2.97311">
                <text:p>2.97311</text:p>
              </table:table-cell>
              <table:table-cell office:value-type="float" office:value="2.97311">
                <text:p>2.973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2.97337">
                <text:p>2.97337</text:p>
              </table:table-cell>
              <table:table-cell office:value-type="float" office:value="2.97337">
                <text:p>2.9733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2.97364">
                <text:p>2.97364</text:p>
              </table:table-cell>
              <table:table-cell office:value-type="float" office:value="2.97364">
                <text:p>2.9736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2.9739">
                <text:p>2.9739</text:p>
              </table:table-cell>
              <table:table-cell office:value-type="float" office:value="2.9739">
                <text:p>2.97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2.97416">
                <text:p>2.97416</text:p>
              </table:table-cell>
              <table:table-cell office:value-type="float" office:value="2.97416">
                <text:p>2.974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2.97442">
                <text:p>2.97442</text:p>
              </table:table-cell>
              <table:table-cell office:value-type="float" office:value="2.97442">
                <text:p>2.9744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2.97467">
                <text:p>2.97467</text:p>
              </table:table-cell>
              <table:table-cell office:value-type="float" office:value="2.97467">
                <text:p>2.974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2.97492">
                <text:p>2.97492</text:p>
              </table:table-cell>
              <table:table-cell office:value-type="float" office:value="2.97492">
                <text:p>2.974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2.97517">
                <text:p>2.97517</text:p>
              </table:table-cell>
              <table:table-cell office:value-type="float" office:value="2.97517">
                <text:p>2.975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2.97542">
                <text:p>2.97542</text:p>
              </table:table-cell>
              <table:table-cell office:value-type="float" office:value="2.97542">
                <text:p>2.9754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2.97567">
                <text:p>2.97567</text:p>
              </table:table-cell>
              <table:table-cell office:value-type="float" office:value="2.97567">
                <text:p>2.975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2.97591">
                <text:p>2.97591</text:p>
              </table:table-cell>
              <table:table-cell office:value-type="float" office:value="2.97591">
                <text:p>2.975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2.97615">
                <text:p>2.97615</text:p>
              </table:table-cell>
              <table:table-cell office:value-type="float" office:value="2.97615">
                <text:p>2.976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2.97638">
                <text:p>2.97638</text:p>
              </table:table-cell>
              <table:table-cell office:value-type="float" office:value="2.97638">
                <text:p>2.976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2.97662">
                <text:p>2.97662</text:p>
              </table:table-cell>
              <table:table-cell office:value-type="float" office:value="2.97662">
                <text:p>2.976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2.97685">
                <text:p>2.97685</text:p>
              </table:table-cell>
              <table:table-cell office:value-type="float" office:value="2.97685">
                <text:p>2.976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2.97708">
                <text:p>2.97708</text:p>
              </table:table-cell>
              <table:table-cell office:value-type="float" office:value="2.97708">
                <text:p>2.977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2.97731">
                <text:p>2.97731</text:p>
              </table:table-cell>
              <table:table-cell office:value-type="float" office:value="2.97731">
                <text:p>2.977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2.97754">
                <text:p>2.97754</text:p>
              </table:table-cell>
              <table:table-cell office:value-type="float" office:value="2.97754">
                <text:p>2.9775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2.97776">
                <text:p>2.97776</text:p>
              </table:table-cell>
              <table:table-cell office:value-type="float" office:value="2.97776">
                <text:p>2.977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2.97798">
                <text:p>2.97798</text:p>
              </table:table-cell>
              <table:table-cell office:value-type="float" office:value="2.97798">
                <text:p>2.977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2.9782">
                <text:p>2.9782</text:p>
              </table:table-cell>
              <table:table-cell office:value-type="float" office:value="2.9782">
                <text:p>2.97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2.97842">
                <text:p>2.97842</text:p>
              </table:table-cell>
              <table:table-cell office:value-type="float" office:value="2.97842">
                <text:p>2.978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2.97863">
                <text:p>2.97863</text:p>
              </table:table-cell>
              <table:table-cell office:value-type="float" office:value="2.97863">
                <text:p>2.978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2.97884">
                <text:p>2.97884</text:p>
              </table:table-cell>
              <table:table-cell office:value-type="float" office:value="2.97884">
                <text:p>2.9788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2.97905">
                <text:p>2.97905</text:p>
              </table:table-cell>
              <table:table-cell office:value-type="float" office:value="2.97905">
                <text:p>2.9790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2.97926">
                <text:p>2.97926</text:p>
              </table:table-cell>
              <table:table-cell office:value-type="float" office:value="2.97926">
                <text:p>2.979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2.97947">
                <text:p>2.97947</text:p>
              </table:table-cell>
              <table:table-cell office:value-type="float" office:value="2.97947">
                <text:p>2.979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2.97967">
                <text:p>2.97967</text:p>
              </table:table-cell>
              <table:table-cell office:value-type="float" office:value="2.97967">
                <text:p>2.979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2.97988">
                <text:p>2.97988</text:p>
              </table:table-cell>
              <table:table-cell office:value-type="float" office:value="2.97988">
                <text:p>2.979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2.98008">
                <text:p>2.98008</text:p>
              </table:table-cell>
              <table:table-cell office:value-type="float" office:value="2.98008">
                <text:p>2.9800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2.98027">
                <text:p>2.98027</text:p>
              </table:table-cell>
              <table:table-cell office:value-type="float" office:value="2.98027">
                <text:p>2.980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2.98047">
                <text:p>2.98047</text:p>
              </table:table-cell>
              <table:table-cell office:value-type="float" office:value="2.98047">
                <text:p>2.9804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2.98067">
                <text:p>2.98067</text:p>
              </table:table-cell>
              <table:table-cell office:value-type="float" office:value="2.98067">
                <text:p>2.9806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2.98086">
                <text:p>2.98086</text:p>
              </table:table-cell>
              <table:table-cell office:value-type="float" office:value="2.98086">
                <text:p>2.9808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2.98105">
                <text:p>2.98105</text:p>
              </table:table-cell>
              <table:table-cell office:value-type="float" office:value="2.98105">
                <text:p>2.981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2.98124">
                <text:p>2.98124</text:p>
              </table:table-cell>
              <table:table-cell office:value-type="float" office:value="2.98124">
                <text:p>2.981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2.98142">
                <text:p>2.98142</text:p>
              </table:table-cell>
              <table:table-cell office:value-type="float" office:value="2.98142">
                <text:p>2.981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2.98161">
                <text:p>2.98161</text:p>
              </table:table-cell>
              <table:table-cell office:value-type="float" office:value="2.98161">
                <text:p>2.981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2.98179">
                <text:p>2.98179</text:p>
              </table:table-cell>
              <table:table-cell office:value-type="float" office:value="2.98179">
                <text:p>2.981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2.98197">
                <text:p>2.98197</text:p>
              </table:table-cell>
              <table:table-cell office:value-type="float" office:value="2.98197">
                <text:p>2.9819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2.98215">
                <text:p>2.98215</text:p>
              </table:table-cell>
              <table:table-cell office:value-type="float" office:value="2.98215">
                <text:p>2.982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2.98233">
                <text:p>2.98233</text:p>
              </table:table-cell>
              <table:table-cell office:value-type="float" office:value="2.98233">
                <text:p>2.982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2.98251">
                <text:p>2.98251</text:p>
              </table:table-cell>
              <table:table-cell office:value-type="float" office:value="2.98251">
                <text:p>2.982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2.98268">
                <text:p>2.98268</text:p>
              </table:table-cell>
              <table:table-cell office:value-type="float" office:value="2.98268">
                <text:p>2.9826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2.98285">
                <text:p>2.98285</text:p>
              </table:table-cell>
              <table:table-cell office:value-type="float" office:value="2.98285">
                <text:p>2.9828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2.98302">
                <text:p>2.98302</text:p>
              </table:table-cell>
              <table:table-cell office:value-type="float" office:value="2.98302">
                <text:p>2.983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2.98319">
                <text:p>2.98319</text:p>
              </table:table-cell>
              <table:table-cell office:value-type="float" office:value="2.98319">
                <text:p>2.9831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2.98336">
                <text:p>2.98336</text:p>
              </table:table-cell>
              <table:table-cell office:value-type="float" office:value="2.98336">
                <text:p>2.9833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2.98352">
                <text:p>2.98352</text:p>
              </table:table-cell>
              <table:table-cell office:value-type="float" office:value="2.98352">
                <text:p>2.9835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2.98369">
                <text:p>2.98369</text:p>
              </table:table-cell>
              <table:table-cell office:value-type="float" office:value="2.98369">
                <text:p>2.9836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2.98385">
                <text:p>2.98385</text:p>
              </table:table-cell>
              <table:table-cell office:value-type="float" office:value="2.98385">
                <text:p>2.9838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2.98401">
                <text:p>2.98401</text:p>
              </table:table-cell>
              <table:table-cell office:value-type="float" office:value="2.98401">
                <text:p>2.984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2.98417">
                <text:p>2.98417</text:p>
              </table:table-cell>
              <table:table-cell office:value-type="float" office:value="2.98417">
                <text:p>2.984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2.98433">
                <text:p>2.98433</text:p>
              </table:table-cell>
              <table:table-cell office:value-type="float" office:value="2.98433">
                <text:p>2.984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2.98448">
                <text:p>2.98448</text:p>
              </table:table-cell>
              <table:table-cell office:value-type="float" office:value="2.98448">
                <text:p>2.9844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2.98464">
                <text:p>2.98464</text:p>
              </table:table-cell>
              <table:table-cell office:value-type="float" office:value="2.98464">
                <text:p>2.9846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2.98479">
                <text:p>2.98479</text:p>
              </table:table-cell>
              <table:table-cell office:value-type="float" office:value="2.98479">
                <text:p>2.9847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2.98494">
                <text:p>2.98494</text:p>
              </table:table-cell>
              <table:table-cell office:value-type="float" office:value="2.98494">
                <text:p>2.984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2.98509">
                <text:p>2.98509</text:p>
              </table:table-cell>
              <table:table-cell office:value-type="float" office:value="2.98509">
                <text:p>2.9850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2.98524">
                <text:p>2.98524</text:p>
              </table:table-cell>
              <table:table-cell office:value-type="float" office:value="2.98524">
                <text:p>2.9852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2.98539">
                <text:p>2.98539</text:p>
              </table:table-cell>
              <table:table-cell office:value-type="float" office:value="2.98539">
                <text:p>2.985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2.98553">
                <text:p>2.98553</text:p>
              </table:table-cell>
              <table:table-cell office:value-type="float" office:value="2.98553">
                <text:p>2.985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2.98568">
                <text:p>2.98568</text:p>
              </table:table-cell>
              <table:table-cell office:value-type="float" office:value="2.98568">
                <text:p>2.9856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2.98582">
                <text:p>2.98582</text:p>
              </table:table-cell>
              <table:table-cell office:value-type="float" office:value="2.98582">
                <text:p>2.9858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2.98596">
                <text:p>2.98596</text:p>
              </table:table-cell>
              <table:table-cell office:value-type="float" office:value="2.98596">
                <text:p>2.9859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2.9861">
                <text:p>2.9861</text:p>
              </table:table-cell>
              <table:table-cell office:value-type="float" office:value="2.9861">
                <text:p>2.98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2.98624">
                <text:p>2.98624</text:p>
              </table:table-cell>
              <table:table-cell office:value-type="float" office:value="2.98624">
                <text:p>2.9862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2.98638">
                <text:p>2.98638</text:p>
              </table:table-cell>
              <table:table-cell office:value-type="float" office:value="2.98638">
                <text:p>2.986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2.98651">
                <text:p>2.98651</text:p>
              </table:table-cell>
              <table:table-cell office:value-type="float" office:value="2.98651">
                <text:p>2.986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2.98664">
                <text:p>2.98664</text:p>
              </table:table-cell>
              <table:table-cell office:value-type="float" office:value="2.98664">
                <text:p>2.986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